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0.1374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4772in"/>
    </style:style>
    <style:style style:name="co9" style:family="table-column">
      <style:table-column-properties fo:break-before="auto" style:column-width="1.102in"/>
    </style:style>
    <style:style style:name="co10" style:family="table-column">
      <style:table-column-properties fo:break-before="auto" style:column-width="1.6217in"/>
    </style:style>
    <style:style style:name="co11" style:family="table-column">
      <style:table-column-properties fo:break-before="auto" style:column-width="1.1874in"/>
    </style:style>
    <style:style style:name="co12" style:family="table-column">
      <style:table-column-properties fo:break-before="auto" style:column-width="1.452in"/>
    </style:style>
    <style:style style:name="co13" style:family="table-column">
      <style:table-column-properties fo:break-before="auto" style:column-width="0.7736in"/>
    </style:style>
    <style:style style:name="co14" style:family="table-column">
      <style:table-column-properties fo:break-before="auto" style:column-width="1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e6e6e6"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e6e6e6" fo:border="0.0008in solid #000000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99ccff" fo:border="0.0008in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4" table:default-cell-style-name="ce8"/>
        <table:table-column table:style-name="co5" table:number-columns-repeated="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01" table:default-cell-style-name="ce8"/>
        <table:table-row table:style-name="ro2">
          <table:table-cell table:style-name="ce5" office:value-type="string" table:number-columns-spanned="6" table:number-rows-spanned="1">
            <text:p>Entrada</text:p>
          </table:table-cell>
          <table:covered-table-cell table:style-name="ce9"/>
          <table:covered-table-cell table:number-columns-repeated="4"/>
          <table:table-cell/>
          <table:table-cell table:style-name="ce12" office:value-type="string" table:number-columns-spanned="2" table:number-rows-spanned="1">
            <text:p>Variáveis</text:p>
          </table:table-cell>
          <table:covered-table-cell/>
          <table:table-cell/>
          <table:table-cell table:style-name="ce5" office:value-type="string" table:number-columns-spanned="5" table:number-rows-spanned="1">
            <text:p>Restrição: Garante emparelhamento</text:p>
          </table:table-cell>
          <table:covered-table-cell table:style-name="ce9"/>
          <table:covered-table-cell table:style-name="ce12"/>
          <table:covered-table-cell table:number-columns-repeated="2" table:style-name="ce9"/>
          <table:table-cell/>
          <table:table-cell table:style-name="ce5" office:value-type="string" table:number-columns-spanned="5" table:number-rows-spanned="1">
            <text:p>Restrição: Garante Maximalidade</text:p>
          </table:table-cell>
          <table:covered-table-cell table:style-name="ce16"/>
          <table:covered-table-cell table:style-name="ce12"/>
          <table:covered-table-cell table:number-columns-repeated="2" table:style-name="ce16"/>
          <table:table-cell/>
          <table:table-cell table:style-name="ce17" office:value-type="string">
            <text:p>Objetivo</text:p>
          </table:table-cell>
          <table:table-cell table:number-columns-repeated="1001"/>
        </table:table-row>
        <table:table-row table:style-name="ro2">
          <table:table-cell table:style-name="ce6" office:value-type="string" table:number-columns-spanned="2" table:number-rows-spanned="1">
            <text:p>Arestas</text:p>
          </table:table-cell>
          <table:covered-table-cell table:style-name="ce9"/>
          <table:table-cell/>
          <table:table-cell table:style-name="ce11" office:value-type="string">
            <text:p># vértices</text:p>
          </table:table-cell>
          <table:table-cell/>
          <table:table-cell table:style-name="ce6" office:value-type="string">
            <text:p>vértice</text:p>
          </table:table-cell>
          <table:table-cell/>
          <table:table-cell table:style-name="ce6" office:value-type="string">
            <text:p>x[i,j]</text:p>
          </table:table-cell>
          <table:table-cell table:style-name="ce6" office:value-type="string">
            <text:p>valor</text:p>
          </table:table-cell>
          <table:table-cell/>
          <table:table-cell table:style-name="ce13" table:number-columns-spanned="2" table:number-rows-spanned="1"/>
          <table:covered-table-cell table:style-name="ce9"/>
          <table:table-cell table:style-name="ce11" office:value-type="string">
            <text:p>Arestas Incidentes</text:p>
          </table:table-cell>
          <table:table-cell table:style-name="ce11" office:value-type="string">
            <text:p>Operador</text:p>
          </table:table-cell>
          <table:table-cell table:style-name="ce11" office:value-type="string">
            <text:p>Lado Esquerdo</text:p>
          </table:table-cell>
          <table:table-cell/>
          <table:table-cell table:style-name="ce11" table:number-columns-spanned="2" table:number-rows-spanned="1"/>
          <table:covered-table-cell table:style-name="ce11"/>
          <table:table-cell table:style-name="ce11" office:value-type="string">
            <text:p>Arestas Vizinhas</text:p>
          </table:table-cell>
          <table:table-cell table:style-name="ce11" office:value-type="string">
            <text:p>Operador</text:p>
          </table:table-cell>
          <table:table-cell table:style-name="ce11" office:value-type="string">
            <text:p>Lado Esquerdo</text:p>
          </table:table-cell>
          <table:table-cell/>
          <table:table-cell table:style-name="ce18" table:formula="of:=SUM([.I3:.I122])" office:value-type="float" office:value="8">
            <text:p>8</text:p>
          </table:table-cell>
          <table:table-cell table:number-columns-repeated="1001"/>
        </table:table-row>
        <table:table-row table:style-name="ro3">
          <table:table-cell table:style-name="ce7" table:formula="of:=VALUE(MID([Entrada.A6];1;FIND(&quot;,&quot;;[Entrada.A6])-1))" office:value-type="float" office:value="17">
            <text:p>17</text:p>
          </table:table-cell>
          <table:table-cell table:style-name="ce7" table:formula="of:=VALUE(MID([Entrada.A6];FIND(&quot;,&quot;;[Entrada.A6])+1;LEN([Entrada.A6])))" office:value-type="float" office:value="20">
            <text:p>20</text:p>
          </table:table-cell>
          <table:table-cell table:style-name="ce10"/>
          <table:table-cell table:style-name="ce7" table:formula="of:=MAX([.A3:.B5])" office:value-type="float" office:value="20">
            <text:p>20</text:p>
          </table:table-cell>
          <table:table-cell/>
          <table:table-cell table:style-name="ce7" office:value-type="float" office:value="1">
            <text:p>1</text:p>
          </table:table-cell>
          <table:table-cell/>
          <table:table-cell table:style-name="ce7" table:formula="of:=CONCATENATE(&quot;x[&quot;;[.A3];&quot;,&quot;;[.B3];&quot;]&quot;)" office:value-type="string" office:string-value="x[17,20]">
            <text:p>x[17,20]</text:p>
          </table:table-cell>
          <table:table-cell table:style-name="ce7" office:value-type="float" office:value="1">
            <text:p>1</text:p>
          </table:table-cell>
          <table:table-cell/>
          <table:table-cell table:style-name="ce14" office:value-type="string" table:number-columns-spanned="1" table:number-rows-spanned="4">
            <text:p>Vértices</text:p>
          </table:table-cell>
          <table:table-cell table:style-name="ce14" table:formula="of:=[.F3]" office:value-type="float" office:value="1">
            <text:p>1</text:p>
          </table:table-cell>
          <table:table-cell table:style-name="ce9" table:formula="of:=SUMPRODUCT([.$B$3:.$B$122]=[.F3];[.$I$3:.$I$122])+SUMPRODUCT([.$A$3:.$A$122]=[.F3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table-cell table:style-name="ce15" office:value-type="string" table:number-columns-spanned="1" table:number-rows-spanned="3">
            <text:p>Arestas</text:p>
          </table:table-cell>
          <table:table-cell table:style-name="ce15" table:formula="of:=CONCATENATE(&quot;(&quot;;[.A3];&quot;,&quot;;[.B3];&quot;)&quot;)" office:value-type="string" office:string-value="(17,20)">
            <text:p>(17,20)</text:p>
          </table:table-cell>
          <table:table-cell table:style-name="ce9" table:formula="of:=SUMPRODUCT([.$A$3:.$A$122]=[.A3];[.$I$3:.$I$122])+SUMPRODUCT([.$A$3:.$A$122]=[.B3];[.$I$3:.$I$122])+SUMPRODUCT([.$B$3:.$B$122]=[.A3];[.$I$3:.$I$122])+SUMPRODUCT([.$B$3:.$B$122]=[.B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];1;FIND(&quot;,&quot;;[Entrada.A7])-1))" office:value-type="float" office:value="18">
            <text:p>18</text:p>
          </table:table-cell>
          <table:table-cell table:style-name="ce7" table:formula="of:=VALUE(MID([Entrada.A7];FIND(&quot;,&quot;;[Entrada.A7])+1;LEN([Entrada.A7])))" office:value-type="float" office:value="19">
            <text:p>19</text:p>
          </table:table-cell>
          <table:table-cell table:style-name="ce10"/>
          <table:table-cell table:number-columns-repeated="2"/>
          <table:table-cell table:style-name="ce7" table:formula="of:=IF([.F3]+1&lt;=[.$D$3];[.F3]+1;&quot;&quot;)" office:value-type="float" office:value="2">
            <text:p>2</text:p>
          </table:table-cell>
          <table:table-cell/>
          <table:table-cell table:style-name="ce7" table:formula="of:=CONCATENATE(&quot;x[&quot;;[.A4];&quot;,&quot;;[.B4];&quot;]&quot;)" office:value-type="string" office:string-value="x[18,19]">
            <text:p>x[18,19]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9"/>
          <table:table-cell table:style-name="ce14" table:formula="of:=[.F4]" office:value-type="float" office:value="2">
            <text:p>2</text:p>
          </table:table-cell>
          <table:table-cell table:style-name="ce9" table:formula="of:=SUMPRODUCT([.$B$3:.$B$122]=[.F4];[.$I$3:.$I$122])+SUMPRODUCT([.$A$3:.$A$122]=[.F4];[.$I$3:.$I$122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covered-table-cell table:style-name="ce9"/>
          <table:table-cell table:style-name="ce15" table:formula="of:=CONCATENATE(&quot;(&quot;;[.A4];&quot;,&quot;;[.B4];&quot;)&quot;)" office:value-type="string" office:string-value="(18,19)">
            <text:p>(18,19)</text:p>
          </table:table-cell>
          <table:table-cell table:style-name="ce9" table:formula="of:=SUMPRODUCT([.$A$3:.$A$122]=[.A4];[.$I$3:.$I$122])+SUMPRODUCT([.$A$3:.$A$122]=[.B4];[.$I$3:.$I$122])+SUMPRODUCT([.$B$3:.$B$122]=[.A4];[.$I$3:.$I$122])+SUMPRODUCT([.$B$3:.$B$122]=[.B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];1;FIND(&quot;,&quot;;[Entrada.A8])-1))" office:value-type="float" office:value="13">
            <text:p>13</text:p>
          </table:table-cell>
          <table:table-cell table:style-name="ce7" table:formula="of:=VALUE(MID([Entrada.A8];FIND(&quot;,&quot;;[Entrada.A8])+1;LEN([Entrada.A8])))" office:value-type="float" office:value="20">
            <text:p>20</text:p>
          </table:table-cell>
          <table:table-cell table:style-name="ce10"/>
          <table:table-cell table:number-columns-repeated="2"/>
          <table:table-cell table:style-name="ce7" table:formula="of:=IF([.F4]+1&lt;=[.$D$3];[.F4]+1;&quot;&quot;)" office:value-type="float" office:value="3">
            <text:p>3</text:p>
          </table:table-cell>
          <table:table-cell/>
          <table:table-cell table:style-name="ce7" table:formula="of:=CONCATENATE(&quot;x[&quot;;[.A5];&quot;,&quot;;[.B5];&quot;]&quot;)" office:value-type="string" office:string-value="x[13,20]">
            <text:p>x[13,20]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9"/>
          <table:table-cell table:style-name="ce14" table:formula="of:=[.F5]" office:value-type="float" office:value="3">
            <text:p>3</text:p>
          </table:table-cell>
          <table:table-cell table:style-name="ce9" table:formula="of:=SUMPRODUCT([.$B$3:.$B$122]=[.F5];[.$I$3:.$I$122])+SUMPRODUCT([.$A$3:.$A$122]=[.F5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covered-table-cell table:style-name="ce9"/>
          <table:table-cell table:style-name="ce15" table:formula="of:=CONCATENATE(&quot;(&quot;;[.A5];&quot;,&quot;;[.B5];&quot;)&quot;)" office:value-type="string" office:string-value="(13,20)">
            <text:p>(13,20)</text:p>
          </table:table-cell>
          <table:table-cell table:style-name="ce9" table:formula="of:=SUMPRODUCT([.$A$3:.$A$122]=[.A5];[.$I$3:.$I$122])+SUMPRODUCT([.$A$3:.$A$122]=[.B5];[.$I$3:.$I$122])+SUMPRODUCT([.$B$3:.$B$122]=[.A5];[.$I$3:.$I$122])+SUMPRODUCT([.$B$3:.$B$122]=[.B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];1;FIND(&quot;,&quot;;[Entrada.A9])-1))" office:value-type="float" office:value="4">
            <text:p>4</text:p>
          </table:table-cell>
          <table:table-cell table:style-name="ce7" table:formula="of:=VALUE(MID([Entrada.A9];FIND(&quot;,&quot;;[Entrada.A9])+1;LEN([Entrada.A9])))" office:value-type="float" office:value="5">
            <text:p>5</text:p>
          </table:table-cell>
          <table:table-cell table:number-columns-repeated="3"/>
          <table:table-cell table:style-name="ce7" table:formula="of:=IF([.F5]+1&lt;=[.$D$3];[.F5]+1;&quot;&quot;)" office:value-type="float" office:value="4">
            <text:p>4</text:p>
          </table:table-cell>
          <table:table-cell/>
          <table:table-cell table:style-name="ce7" table:formula="of:=CONCATENATE(&quot;x[&quot;;[.A6];&quot;,&quot;;[.B6];&quot;]&quot;)" office:value-type="string" office:string-value="x[4,5]">
            <text:p>x[4,5]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9"/>
          <table:table-cell table:style-name="ce14" table:formula="of:=[.F6]" office:value-type="float" office:value="4">
            <text:p>4</text:p>
          </table:table-cell>
          <table:table-cell table:style-name="ce9" table:formula="of:=SUMPRODUCT([.$B$3:.$B$122]=[.F6];[.$I$3:.$I$122])+SUMPRODUCT([.$A$3:.$A$122]=[.F6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6];&quot;,&quot;;[.B6];&quot;)&quot;)" office:value-type="string" office:string-value="(4,5)">
            <text:p>(4,5)</text:p>
          </table:table-cell>
          <table:table-cell table:style-name="ce9" table:formula="of:=SUMPRODUCT([.$A$3:.$A$122]=[.A6];[.$I$3:.$I$122])+SUMPRODUCT([.$A$3:.$A$122]=[.B6];[.$I$3:.$I$122])+SUMPRODUCT([.$B$3:.$B$122]=[.A6];[.$I$3:.$I$122])+SUMPRODUCT([.$B$3:.$B$122]=[.B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];1;FIND(&quot;,&quot;;[Entrada.A10])-1))" office:value-type="float" office:value="10">
            <text:p>10</text:p>
          </table:table-cell>
          <table:table-cell table:style-name="ce7" table:formula="of:=VALUE(MID([Entrada.A10];FIND(&quot;,&quot;;[Entrada.A10])+1;LEN([Entrada.A10])))" office:value-type="float" office:value="14">
            <text:p>14</text:p>
          </table:table-cell>
          <table:table-cell table:number-columns-repeated="3"/>
          <table:table-cell table:style-name="ce7" table:formula="of:=IF([.F6]+1&lt;=[.$D$3];[.F6]+1;&quot;&quot;)" office:value-type="float" office:value="5">
            <text:p>5</text:p>
          </table:table-cell>
          <table:table-cell/>
          <table:table-cell table:style-name="ce7" table:formula="of:=CONCATENATE(&quot;x[&quot;;[.A7];&quot;,&quot;;[.B7];&quot;]&quot;)" office:value-type="string" office:string-value="x[10,14]">
            <text:p>x[10,14]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style-name="ce14" table:formula="of:=[.F7]" office:value-type="float" office:value="5">
            <text:p>5</text:p>
          </table:table-cell>
          <table:table-cell table:style-name="ce9" table:formula="of:=SUMPRODUCT([.$B$3:.$B$122]=[.F7];[.$I$3:.$I$122])+SUMPRODUCT([.$A$3:.$A$122]=[.F7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7];&quot;,&quot;;[.B7];&quot;)&quot;)" office:value-type="string" office:string-value="(10,14)">
            <text:p>(10,14)</text:p>
          </table:table-cell>
          <table:table-cell table:style-name="ce9" table:formula="of:=SUMPRODUCT([.$A$3:.$A$122]=[.A7];[.$I$3:.$I$122])+SUMPRODUCT([.$A$3:.$A$122]=[.B7];[.$I$3:.$I$122])+SUMPRODUCT([.$B$3:.$B$122]=[.A7];[.$I$3:.$I$122])+SUMPRODUCT([.$B$3:.$B$122]=[.B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];1;FIND(&quot;,&quot;;[Entrada.A11])-1))" office:value-type="float" office:value="8">
            <text:p>8</text:p>
          </table:table-cell>
          <table:table-cell table:style-name="ce7" table:formula="of:=VALUE(MID([Entrada.A11];FIND(&quot;,&quot;;[Entrada.A11])+1;LEN([Entrada.A11])))" office:value-type="float" office:value="18">
            <text:p>18</text:p>
          </table:table-cell>
          <table:table-cell table:number-columns-repeated="3"/>
          <table:table-cell table:style-name="ce7" table:formula="of:=IF([.F7]+1&lt;=[.$D$3];[.F7]+1;&quot;&quot;)" office:value-type="float" office:value="6">
            <text:p>6</text:p>
          </table:table-cell>
          <table:table-cell/>
          <table:table-cell table:style-name="ce7" table:formula="of:=CONCATENATE(&quot;x[&quot;;[.A8];&quot;,&quot;;[.B8];&quot;]&quot;)" office:value-type="string" office:string-value="x[8,18]">
            <text:p>x[8,18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8]" office:value-type="float" office:value="6">
            <text:p>6</text:p>
          </table:table-cell>
          <table:table-cell table:style-name="ce9" table:formula="of:=SUMPRODUCT([.$B$3:.$B$122]=[.F8];[.$I$3:.$I$122])+SUMPRODUCT([.$A$3:.$A$122]=[.F8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8];&quot;,&quot;;[.B8];&quot;)&quot;)" office:value-type="string" office:string-value="(8,18)">
            <text:p>(8,18)</text:p>
          </table:table-cell>
          <table:table-cell table:style-name="ce9" table:formula="of:=SUMPRODUCT([.$A$3:.$A$122]=[.A8];[.$I$3:.$I$122])+SUMPRODUCT([.$A$3:.$A$122]=[.B8];[.$I$3:.$I$122])+SUMPRODUCT([.$B$3:.$B$122]=[.A8];[.$I$3:.$I$122])+SUMPRODUCT([.$B$3:.$B$122]=[.B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];1;FIND(&quot;,&quot;;[Entrada.A12])-1))" office:value-type="float" office:value="11">
            <text:p>11</text:p>
          </table:table-cell>
          <table:table-cell table:style-name="ce7" table:formula="of:=VALUE(MID([Entrada.A12];FIND(&quot;,&quot;;[Entrada.A12])+1;LEN([Entrada.A12])))" office:value-type="float" office:value="15">
            <text:p>15</text:p>
          </table:table-cell>
          <table:table-cell table:number-columns-repeated="3"/>
          <table:table-cell table:style-name="ce7" table:formula="of:=IF([.F8]+1&lt;=[.$D$3];[.F8]+1;&quot;&quot;)" office:value-type="float" office:value="7">
            <text:p>7</text:p>
          </table:table-cell>
          <table:table-cell/>
          <table:table-cell table:style-name="ce7" table:formula="of:=CONCATENATE(&quot;x[&quot;;[.A9];&quot;,&quot;;[.B9];&quot;]&quot;)" office:value-type="string" office:string-value="x[11,15]">
            <text:p>x[11,15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9]" office:value-type="float" office:value="7">
            <text:p>7</text:p>
          </table:table-cell>
          <table:table-cell table:style-name="ce9" table:formula="of:=SUMPRODUCT([.$B$3:.$B$122]=[.F9];[.$I$3:.$I$122])+SUMPRODUCT([.$A$3:.$A$122]=[.F9];[.$I$3:.$I$122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9];&quot;,&quot;;[.B9];&quot;)&quot;)" office:value-type="string" office:string-value="(11,15)">
            <text:p>(11,15)</text:p>
          </table:table-cell>
          <table:table-cell table:style-name="ce9" table:formula="of:=SUMPRODUCT([.$A$3:.$A$122]=[.A9];[.$I$3:.$I$122])+SUMPRODUCT([.$A$3:.$A$122]=[.B9];[.$I$3:.$I$122])+SUMPRODUCT([.$B$3:.$B$122]=[.A9];[.$I$3:.$I$122])+SUMPRODUCT([.$B$3:.$B$122]=[.B9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3];1;FIND(&quot;,&quot;;[Entrada.A13])-1))" office:value-type="float" office:value="9">
            <text:p>9</text:p>
          </table:table-cell>
          <table:table-cell table:style-name="ce7" table:formula="of:=VALUE(MID([Entrada.A13];FIND(&quot;,&quot;;[Entrada.A13])+1;LEN([Entrada.A13])))" office:value-type="float" office:value="19">
            <text:p>19</text:p>
          </table:table-cell>
          <table:table-cell table:number-columns-repeated="3"/>
          <table:table-cell table:style-name="ce7" table:formula="of:=IF([.F9]+1&lt;=[.$D$3];[.F9]+1;&quot;&quot;)" office:value-type="float" office:value="8">
            <text:p>8</text:p>
          </table:table-cell>
          <table:table-cell/>
          <table:table-cell table:style-name="ce7" table:formula="of:=CONCATENATE(&quot;x[&quot;;[.A10];&quot;,&quot;;[.B10];&quot;]&quot;)" office:value-type="string" office:string-value="x[9,19]">
            <text:p>x[9,19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0]" office:value-type="float" office:value="8">
            <text:p>8</text:p>
          </table:table-cell>
          <table:table-cell table:style-name="ce9" table:formula="of:=SUMPRODUCT([.$B$3:.$B$122]=[.F10];[.$I$3:.$I$122])+SUMPRODUCT([.$A$3:.$A$122]=[.F10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0];&quot;,&quot;;[.B10];&quot;)&quot;)" office:value-type="string" office:string-value="(9,19)">
            <text:p>(9,19)</text:p>
          </table:table-cell>
          <table:table-cell table:style-name="ce9" table:formula="of:=SUMPRODUCT([.$A$3:.$A$122]=[.A10];[.$I$3:.$I$122])+SUMPRODUCT([.$A$3:.$A$122]=[.B10];[.$I$3:.$I$122])+SUMPRODUCT([.$B$3:.$B$122]=[.A10];[.$I$3:.$I$122])+SUMPRODUCT([.$B$3:.$B$122]=[.B1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4];1;FIND(&quot;,&quot;;[Entrada.A14])-1))" office:value-type="float" office:value="3">
            <text:p>3</text:p>
          </table:table-cell>
          <table:table-cell table:style-name="ce7" table:formula="of:=VALUE(MID([Entrada.A14];FIND(&quot;,&quot;;[Entrada.A14])+1;LEN([Entrada.A14])))" office:value-type="float" office:value="11">
            <text:p>11</text:p>
          </table:table-cell>
          <table:table-cell table:number-columns-repeated="3"/>
          <table:table-cell table:style-name="ce7" table:formula="of:=IF([.F10]+1&lt;=[.$D$3];[.F10]+1;&quot;&quot;)" office:value-type="float" office:value="9">
            <text:p>9</text:p>
          </table:table-cell>
          <table:table-cell/>
          <table:table-cell table:style-name="ce7" table:formula="of:=CONCATENATE(&quot;x[&quot;;[.A11];&quot;,&quot;;[.B11];&quot;]&quot;)" office:value-type="string" office:string-value="x[3,11]">
            <text:p>x[3,11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1]" office:value-type="float" office:value="9">
            <text:p>9</text:p>
          </table:table-cell>
          <table:table-cell table:style-name="ce9" table:formula="of:=SUMPRODUCT([.$B$3:.$B$122]=[.F11];[.$I$3:.$I$122])+SUMPRODUCT([.$A$3:.$A$122]=[.F11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1];&quot;,&quot;;[.B11];&quot;)&quot;)" office:value-type="string" office:string-value="(3,11)">
            <text:p>(3,11)</text:p>
          </table:table-cell>
          <table:table-cell table:style-name="ce9" table:formula="of:=SUMPRODUCT([.$A$3:.$A$122]=[.A11];[.$I$3:.$I$122])+SUMPRODUCT([.$A$3:.$A$122]=[.B11];[.$I$3:.$I$122])+SUMPRODUCT([.$B$3:.$B$122]=[.A11];[.$I$3:.$I$122])+SUMPRODUCT([.$B$3:.$B$122]=[.B1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5];1;FIND(&quot;,&quot;;[Entrada.A15])-1))" office:value-type="float" office:value="4">
            <text:p>4</text:p>
          </table:table-cell>
          <table:table-cell table:style-name="ce7" table:formula="of:=VALUE(MID([Entrada.A15];FIND(&quot;,&quot;;[Entrada.A15])+1;LEN([Entrada.A15])))" office:value-type="float" office:value="12">
            <text:p>12</text:p>
          </table:table-cell>
          <table:table-cell table:number-columns-repeated="3"/>
          <table:table-cell table:style-name="ce7" table:formula="of:=IF([.F11]+1&lt;=[.$D$3];[.F11]+1;&quot;&quot;)" office:value-type="float" office:value="10">
            <text:p>10</text:p>
          </table:table-cell>
          <table:table-cell/>
          <table:table-cell table:style-name="ce7" table:formula="of:=CONCATENATE(&quot;x[&quot;;[.A12];&quot;,&quot;;[.B12];&quot;]&quot;)" office:value-type="string" office:string-value="x[4,12]">
            <text:p>x[4,12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2]" office:value-type="float" office:value="10">
            <text:p>10</text:p>
          </table:table-cell>
          <table:table-cell table:style-name="ce9" table:formula="of:=SUMPRODUCT([.$B$3:.$B$122]=[.F12];[.$I$3:.$I$122])+SUMPRODUCT([.$A$3:.$A$122]=[.F12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2];&quot;,&quot;;[.B12];&quot;)&quot;)" office:value-type="string" office:string-value="(4,12)">
            <text:p>(4,12)</text:p>
          </table:table-cell>
          <table:table-cell table:style-name="ce9" table:formula="of:=SUMPRODUCT([.$A$3:.$A$122]=[.A12];[.$I$3:.$I$122])+SUMPRODUCT([.$A$3:.$A$122]=[.B12];[.$I$3:.$I$122])+SUMPRODUCT([.$B$3:.$B$122]=[.A12];[.$I$3:.$I$122])+SUMPRODUCT([.$B$3:.$B$122]=[.B12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6];1;FIND(&quot;,&quot;;[Entrada.A16])-1))" office:value-type="float" office:value="3">
            <text:p>3</text:p>
          </table:table-cell>
          <table:table-cell table:style-name="ce7" table:formula="of:=VALUE(MID([Entrada.A16];FIND(&quot;,&quot;;[Entrada.A16])+1;LEN([Entrada.A16])))" office:value-type="float" office:value="17">
            <text:p>17</text:p>
          </table:table-cell>
          <table:table-cell table:number-columns-repeated="3"/>
          <table:table-cell table:style-name="ce7" table:formula="of:=IF([.F12]+1&lt;=[.$D$3];[.F12]+1;&quot;&quot;)" office:value-type="float" office:value="11">
            <text:p>11</text:p>
          </table:table-cell>
          <table:table-cell/>
          <table:table-cell table:style-name="ce7" table:formula="of:=CONCATENATE(&quot;x[&quot;;[.A13];&quot;,&quot;;[.B13];&quot;]&quot;)" office:value-type="string" office:string-value="x[3,17]">
            <text:p>x[3,17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3]" office:value-type="float" office:value="11">
            <text:p>11</text:p>
          </table:table-cell>
          <table:table-cell table:style-name="ce9" table:formula="of:=SUMPRODUCT([.$B$3:.$B$122]=[.F13];[.$I$3:.$I$122])+SUMPRODUCT([.$A$3:.$A$122]=[.F13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3];&quot;,&quot;;[.B13];&quot;)&quot;)" office:value-type="string" office:string-value="(3,17)">
            <text:p>(3,17)</text:p>
          </table:table-cell>
          <table:table-cell table:style-name="ce9" table:formula="of:=SUMPRODUCT([.$A$3:.$A$122]=[.A13];[.$I$3:.$I$122])+SUMPRODUCT([.$A$3:.$A$122]=[.B13];[.$I$3:.$I$122])+SUMPRODUCT([.$B$3:.$B$122]=[.A13];[.$I$3:.$I$122])+SUMPRODUCT([.$B$3:.$B$122]=[.B1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7];1;FIND(&quot;,&quot;;[Entrada.A17])-1))" office:value-type="float" office:value="6">
            <text:p>6</text:p>
          </table:table-cell>
          <table:table-cell table:style-name="ce7" table:formula="of:=VALUE(MID([Entrada.A17];FIND(&quot;,&quot;;[Entrada.A17])+1;LEN([Entrada.A17])))" office:value-type="float" office:value="14">
            <text:p>14</text:p>
          </table:table-cell>
          <table:table-cell table:number-columns-repeated="3"/>
          <table:table-cell table:style-name="ce7" table:formula="of:=IF([.F13]+1&lt;=[.$D$3];[.F13]+1;&quot;&quot;)" office:value-type="float" office:value="12">
            <text:p>12</text:p>
          </table:table-cell>
          <table:table-cell/>
          <table:table-cell table:style-name="ce7" table:formula="of:=CONCATENATE(&quot;x[&quot;;[.A14];&quot;,&quot;;[.B14];&quot;]&quot;)" office:value-type="string" office:string-value="x[6,14]">
            <text:p>x[6,14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4]" office:value-type="float" office:value="12">
            <text:p>12</text:p>
          </table:table-cell>
          <table:table-cell table:style-name="ce9" table:formula="of:=SUMPRODUCT([.$B$3:.$B$122]=[.F14];[.$I$3:.$I$122])+SUMPRODUCT([.$A$3:.$A$122]=[.F14];[.$I$3:.$I$122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4];&quot;,&quot;;[.B14];&quot;)&quot;)" office:value-type="string" office:string-value="(6,14)">
            <text:p>(6,14)</text:p>
          </table:table-cell>
          <table:table-cell table:style-name="ce9" table:formula="of:=SUMPRODUCT([.$A$3:.$A$122]=[.A14];[.$I$3:.$I$122])+SUMPRODUCT([.$A$3:.$A$122]=[.B14];[.$I$3:.$I$122])+SUMPRODUCT([.$B$3:.$B$122]=[.A14];[.$I$3:.$I$122])+SUMPRODUCT([.$B$3:.$B$122]=[.B1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8];1;FIND(&quot;,&quot;;[Entrada.A18])-1))" office:value-type="float" office:value="9">
            <text:p>9</text:p>
          </table:table-cell>
          <table:table-cell table:style-name="ce7" table:formula="of:=VALUE(MID([Entrada.A18];FIND(&quot;,&quot;;[Entrada.A18])+1;LEN([Entrada.A18])))" office:value-type="float" office:value="20">
            <text:p>20</text:p>
          </table:table-cell>
          <table:table-cell table:number-columns-repeated="3"/>
          <table:table-cell table:style-name="ce7" table:formula="of:=IF([.F14]+1&lt;=[.$D$3];[.F14]+1;&quot;&quot;)" office:value-type="float" office:value="13">
            <text:p>13</text:p>
          </table:table-cell>
          <table:table-cell/>
          <table:table-cell table:style-name="ce7" table:formula="of:=CONCATENATE(&quot;x[&quot;;[.A15];&quot;,&quot;;[.B15];&quot;]&quot;)" office:value-type="string" office:string-value="x[9,20]">
            <text:p>x[9,20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5]" office:value-type="float" office:value="13">
            <text:p>13</text:p>
          </table:table-cell>
          <table:table-cell table:style-name="ce9" table:formula="of:=SUMPRODUCT([.$B$3:.$B$122]=[.F15];[.$I$3:.$I$122])+SUMPRODUCT([.$A$3:.$A$122]=[.F15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5];&quot;,&quot;;[.B15];&quot;)&quot;)" office:value-type="string" office:string-value="(9,20)">
            <text:p>(9,20)</text:p>
          </table:table-cell>
          <table:table-cell table:style-name="ce9" table:formula="of:=SUMPRODUCT([.$A$3:.$A$122]=[.A15];[.$I$3:.$I$122])+SUMPRODUCT([.$A$3:.$A$122]=[.B15];[.$I$3:.$I$122])+SUMPRODUCT([.$B$3:.$B$122]=[.A15];[.$I$3:.$I$122])+SUMPRODUCT([.$B$3:.$B$122]=[.B1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9];1;FIND(&quot;,&quot;;[Entrada.A19])-1))" office:value-type="float" office:value="14">
            <text:p>14</text:p>
          </table:table-cell>
          <table:table-cell table:style-name="ce7" table:formula="of:=VALUE(MID([Entrada.A19];FIND(&quot;,&quot;;[Entrada.A19])+1;LEN([Entrada.A19])))" office:value-type="float" office:value="19">
            <text:p>19</text:p>
          </table:table-cell>
          <table:table-cell table:number-columns-repeated="3"/>
          <table:table-cell table:style-name="ce7" table:formula="of:=IF([.F15]+1&lt;=[.$D$3];[.F15]+1;&quot;&quot;)" office:value-type="float" office:value="14">
            <text:p>14</text:p>
          </table:table-cell>
          <table:table-cell/>
          <table:table-cell table:style-name="ce7" table:formula="of:=CONCATENATE(&quot;x[&quot;;[.A16];&quot;,&quot;;[.B16];&quot;]&quot;)" office:value-type="string" office:string-value="x[14,19]">
            <text:p>x[14,19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6]" office:value-type="float" office:value="14">
            <text:p>14</text:p>
          </table:table-cell>
          <table:table-cell table:style-name="ce9" table:formula="of:=SUMPRODUCT([.$B$3:.$B$122]=[.F16];[.$I$3:.$I$122])+SUMPRODUCT([.$A$3:.$A$122]=[.F16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6];&quot;,&quot;;[.B16];&quot;)&quot;)" office:value-type="string" office:string-value="(14,19)">
            <text:p>(14,19)</text:p>
          </table:table-cell>
          <table:table-cell table:style-name="ce9" table:formula="of:=SUMPRODUCT([.$A$3:.$A$122]=[.A16];[.$I$3:.$I$122])+SUMPRODUCT([.$A$3:.$A$122]=[.B16];[.$I$3:.$I$122])+SUMPRODUCT([.$B$3:.$B$122]=[.A16];[.$I$3:.$I$122])+SUMPRODUCT([.$B$3:.$B$122]=[.B1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0];1;FIND(&quot;,&quot;;[Entrada.A20])-1))" office:value-type="float" office:value="10">
            <text:p>10</text:p>
          </table:table-cell>
          <table:table-cell table:style-name="ce7" table:formula="of:=VALUE(MID([Entrada.A20];FIND(&quot;,&quot;;[Entrada.A20])+1;LEN([Entrada.A20])))" office:value-type="float" office:value="19">
            <text:p>19</text:p>
          </table:table-cell>
          <table:table-cell table:number-columns-repeated="3"/>
          <table:table-cell table:style-name="ce7" table:formula="of:=IF([.F16]+1&lt;=[.$D$3];[.F16]+1;&quot;&quot;)" office:value-type="float" office:value="15">
            <text:p>15</text:p>
          </table:table-cell>
          <table:table-cell/>
          <table:table-cell table:style-name="ce7" table:formula="of:=CONCATENATE(&quot;x[&quot;;[.A17];&quot;,&quot;;[.B17];&quot;]&quot;)" office:value-type="string" office:string-value="x[10,19]">
            <text:p>x[10,19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7]" office:value-type="float" office:value="15">
            <text:p>15</text:p>
          </table:table-cell>
          <table:table-cell table:style-name="ce9" table:formula="of:=SUMPRODUCT([.$B$3:.$B$122]=[.F17];[.$I$3:.$I$122])+SUMPRODUCT([.$A$3:.$A$122]=[.F17];[.$I$3:.$I$122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7];&quot;,&quot;;[.B17];&quot;)&quot;)" office:value-type="string" office:string-value="(10,19)">
            <text:p>(10,19)</text:p>
          </table:table-cell>
          <table:table-cell table:style-name="ce9" table:formula="of:=SUMPRODUCT([.$A$3:.$A$122]=[.A17];[.$I$3:.$I$122])+SUMPRODUCT([.$A$3:.$A$122]=[.B17];[.$I$3:.$I$122])+SUMPRODUCT([.$B$3:.$B$122]=[.A17];[.$I$3:.$I$122])+SUMPRODUCT([.$B$3:.$B$122]=[.B1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1];1;FIND(&quot;,&quot;;[Entrada.A21])-1))" office:value-type="float" office:value="4">
            <text:p>4</text:p>
          </table:table-cell>
          <table:table-cell table:style-name="ce7" table:formula="of:=VALUE(MID([Entrada.A21];FIND(&quot;,&quot;;[Entrada.A21])+1;LEN([Entrada.A21])))" office:value-type="float" office:value="11">
            <text:p>11</text:p>
          </table:table-cell>
          <table:table-cell table:number-columns-repeated="3"/>
          <table:table-cell table:style-name="ce7" table:formula="of:=IF([.F17]+1&lt;=[.$D$3];[.F17]+1;&quot;&quot;)" office:value-type="float" office:value="16">
            <text:p>16</text:p>
          </table:table-cell>
          <table:table-cell/>
          <table:table-cell table:style-name="ce7" table:formula="of:=CONCATENATE(&quot;x[&quot;;[.A18];&quot;,&quot;;[.B18];&quot;]&quot;)" office:value-type="string" office:string-value="x[4,11]">
            <text:p>x[4,11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8]" office:value-type="float" office:value="16">
            <text:p>16</text:p>
          </table:table-cell>
          <table:table-cell table:style-name="ce9" table:formula="of:=SUMPRODUCT([.$B$3:.$B$122]=[.F18];[.$I$3:.$I$122])+SUMPRODUCT([.$A$3:.$A$122]=[.F18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8];&quot;,&quot;;[.B18];&quot;)&quot;)" office:value-type="string" office:string-value="(4,11)">
            <text:p>(4,11)</text:p>
          </table:table-cell>
          <table:table-cell table:style-name="ce9" table:formula="of:=SUMPRODUCT([.$A$3:.$A$122]=[.A18];[.$I$3:.$I$122])+SUMPRODUCT([.$A$3:.$A$122]=[.B18];[.$I$3:.$I$122])+SUMPRODUCT([.$B$3:.$B$122]=[.A18];[.$I$3:.$I$122])+SUMPRODUCT([.$B$3:.$B$122]=[.B1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2];1;FIND(&quot;,&quot;;[Entrada.A22])-1))" office:value-type="float" office:value="5">
            <text:p>5</text:p>
          </table:table-cell>
          <table:table-cell table:style-name="ce7" table:formula="of:=VALUE(MID([Entrada.A22];FIND(&quot;,&quot;;[Entrada.A22])+1;LEN([Entrada.A22])))" office:value-type="float" office:value="10">
            <text:p>10</text:p>
          </table:table-cell>
          <table:table-cell table:number-columns-repeated="3"/>
          <table:table-cell table:style-name="ce7" table:formula="of:=IF([.F18]+1&lt;=[.$D$3];[.F18]+1;&quot;&quot;)" office:value-type="float" office:value="17">
            <text:p>17</text:p>
          </table:table-cell>
          <table:table-cell/>
          <table:table-cell table:style-name="ce7" table:formula="of:=CONCATENATE(&quot;x[&quot;;[.A19];&quot;,&quot;;[.B19];&quot;]&quot;)" office:value-type="string" office:string-value="x[5,10]">
            <text:p>x[5,10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19]" office:value-type="float" office:value="17">
            <text:p>17</text:p>
          </table:table-cell>
          <table:table-cell table:style-name="ce9" table:formula="of:=SUMPRODUCT([.$B$3:.$B$122]=[.F19];[.$I$3:.$I$122])+SUMPRODUCT([.$A$3:.$A$122]=[.F19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19];&quot;,&quot;;[.B19];&quot;)&quot;)" office:value-type="string" office:string-value="(5,10)">
            <text:p>(5,10)</text:p>
          </table:table-cell>
          <table:table-cell table:style-name="ce9" table:formula="of:=SUMPRODUCT([.$A$3:.$A$122]=[.A19];[.$I$3:.$I$122])+SUMPRODUCT([.$A$3:.$A$122]=[.B19];[.$I$3:.$I$122])+SUMPRODUCT([.$B$3:.$B$122]=[.A19];[.$I$3:.$I$122])+SUMPRODUCT([.$B$3:.$B$122]=[.B1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3];1;FIND(&quot;,&quot;;[Entrada.A23])-1))" office:value-type="float" office:value="4">
            <text:p>4</text:p>
          </table:table-cell>
          <table:table-cell table:style-name="ce7" table:formula="of:=VALUE(MID([Entrada.A23];FIND(&quot;,&quot;;[Entrada.A23])+1;LEN([Entrada.A23])))" office:value-type="float" office:value="17">
            <text:p>17</text:p>
          </table:table-cell>
          <table:table-cell table:number-columns-repeated="3"/>
          <table:table-cell table:style-name="ce7" table:formula="of:=IF([.F19]+1&lt;=[.$D$3];[.F19]+1;&quot;&quot;)" office:value-type="float" office:value="18">
            <text:p>18</text:p>
          </table:table-cell>
          <table:table-cell/>
          <table:table-cell table:style-name="ce7" table:formula="of:=CONCATENATE(&quot;x[&quot;;[.A20];&quot;,&quot;;[.B20];&quot;]&quot;)" office:value-type="string" office:string-value="x[4,17]">
            <text:p>x[4,17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20]" office:value-type="float" office:value="18">
            <text:p>18</text:p>
          </table:table-cell>
          <table:table-cell table:style-name="ce9" table:formula="of:=SUMPRODUCT([.$B$3:.$B$122]=[.F20];[.$I$3:.$I$122])+SUMPRODUCT([.$A$3:.$A$122]=[.F20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20];&quot;,&quot;;[.B20];&quot;)&quot;)" office:value-type="string" office:string-value="(4,17)">
            <text:p>(4,17)</text:p>
          </table:table-cell>
          <table:table-cell table:style-name="ce9" table:formula="of:=SUMPRODUCT([.$A$3:.$A$122]=[.A20];[.$I$3:.$I$122])+SUMPRODUCT([.$A$3:.$A$122]=[.B20];[.$I$3:.$I$122])+SUMPRODUCT([.$B$3:.$B$122]=[.A20];[.$I$3:.$I$122])+SUMPRODUCT([.$B$3:.$B$122]=[.B2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4];1;FIND(&quot;,&quot;;[Entrada.A24])-1))" office:value-type="float" office:value="16">
            <text:p>16</text:p>
          </table:table-cell>
          <table:table-cell table:style-name="ce7" table:formula="of:=VALUE(MID([Entrada.A24];FIND(&quot;,&quot;;[Entrada.A24])+1;LEN([Entrada.A24])))" office:value-type="float" office:value="20">
            <text:p>20</text:p>
          </table:table-cell>
          <table:table-cell table:number-columns-repeated="3"/>
          <table:table-cell table:style-name="ce7" table:formula="of:=IF([.F20]+1&lt;=[.$D$3];[.F20]+1;&quot;&quot;)" office:value-type="float" office:value="19">
            <text:p>19</text:p>
          </table:table-cell>
          <table:table-cell/>
          <table:table-cell table:style-name="ce7" table:formula="of:=CONCATENATE(&quot;x[&quot;;[.A21];&quot;,&quot;;[.B21];&quot;]&quot;)" office:value-type="string" office:string-value="x[16,20]">
            <text:p>x[16,20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21]" office:value-type="float" office:value="19">
            <text:p>19</text:p>
          </table:table-cell>
          <table:table-cell table:style-name="ce9" table:formula="of:=SUMPRODUCT([.$B$3:.$B$122]=[.F21];[.$I$3:.$I$122])+SUMPRODUCT([.$A$3:.$A$122]=[.F21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21];&quot;,&quot;;[.B21];&quot;)&quot;)" office:value-type="string" office:string-value="(16,20)">
            <text:p>(16,20)</text:p>
          </table:table-cell>
          <table:table-cell table:style-name="ce9" table:formula="of:=SUMPRODUCT([.$A$3:.$A$122]=[.A21];[.$I$3:.$I$122])+SUMPRODUCT([.$A$3:.$A$122]=[.B21];[.$I$3:.$I$122])+SUMPRODUCT([.$B$3:.$B$122]=[.A21];[.$I$3:.$I$122])+SUMPRODUCT([.$B$3:.$B$122]=[.B2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5];1;FIND(&quot;,&quot;;[Entrada.A25])-1))" office:value-type="float" office:value="15">
            <text:p>15</text:p>
          </table:table-cell>
          <table:table-cell table:style-name="ce7" table:formula="of:=VALUE(MID([Entrada.A25];FIND(&quot;,&quot;;[Entrada.A25])+1;LEN([Entrada.A25])))" office:value-type="float" office:value="19">
            <text:p>19</text:p>
          </table:table-cell>
          <table:table-cell table:number-columns-repeated="3"/>
          <table:table-cell table:style-name="ce7" table:formula="of:=IF([.F21]+1&lt;=[.$D$3];[.F21]+1;&quot;&quot;)" office:value-type="float" office:value="20">
            <text:p>20</text:p>
          </table:table-cell>
          <table:table-cell/>
          <table:table-cell table:style-name="ce7" table:formula="of:=CONCATENATE(&quot;x[&quot;;[.A22];&quot;,&quot;;[.B22];&quot;]&quot;)" office:value-type="string" office:string-value="x[15,19]">
            <text:p>x[15,19]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14" table:formula="of:=[.F22]" office:value-type="float" office:value="20">
            <text:p>20</text:p>
          </table:table-cell>
          <table:table-cell table:style-name="ce9" table:formula="of:=SUMPRODUCT([.$B$3:.$B$122]=[.F22];[.$I$3:.$I$122])+SUMPRODUCT([.$A$3:.$A$122]=[.F22];[.$I$3:.$I$122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5" table:formula="of:=CONCATENATE(&quot;(&quot;;[.A22];&quot;,&quot;;[.B22];&quot;)&quot;)" office:value-type="string" office:string-value="(15,19)">
            <text:p>(15,19)</text:p>
          </table:table-cell>
          <table:table-cell table:style-name="ce9" table:formula="of:=SUMPRODUCT([.$A$3:.$A$122]=[.A22];[.$I$3:.$I$122])+SUMPRODUCT([.$A$3:.$A$122]=[.B22];[.$I$3:.$I$122])+SUMPRODUCT([.$B$3:.$B$122]=[.A22];[.$I$3:.$I$122])+SUMPRODUCT([.$B$3:.$B$122]=[.B22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6];1;FIND(&quot;,&quot;;[Entrada.A26])-1))" office:value-type="float" office:value="12">
            <text:p>12</text:p>
          </table:table-cell>
          <table:table-cell table:style-name="ce7" table:formula="of:=VALUE(MID([Entrada.A26];FIND(&quot;,&quot;;[Entrada.A26])+1;LEN([Entrada.A26])))" office:value-type="float" office:value="19">
            <text:p>19</text:p>
          </table:table-cell>
          <table:table-cell table:number-columns-repeated="5"/>
          <table:table-cell table:style-name="ce7" table:formula="of:=CONCATENATE(&quot;x[&quot;;[.A23];&quot;,&quot;;[.B23];&quot;]&quot;)" office:value-type="string" office:string-value="x[12,19]">
            <text:p>x[12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3];&quot;,&quot;;[.B23];&quot;)&quot;)" office:value-type="string" office:string-value="(12,19)">
            <text:p>(12,19)</text:p>
          </table:table-cell>
          <table:table-cell table:style-name="ce9" table:formula="of:=SUMPRODUCT([.$A$3:.$A$122]=[.A23];[.$I$3:.$I$122])+SUMPRODUCT([.$A$3:.$A$122]=[.B23];[.$I$3:.$I$122])+SUMPRODUCT([.$B$3:.$B$122]=[.A23];[.$I$3:.$I$122])+SUMPRODUCT([.$B$3:.$B$122]=[.B23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7];1;FIND(&quot;,&quot;;[Entrada.A27])-1))" office:value-type="float" office:value="7">
            <text:p>7</text:p>
          </table:table-cell>
          <table:table-cell table:style-name="ce7" table:formula="of:=VALUE(MID([Entrada.A27];FIND(&quot;,&quot;;[Entrada.A27])+1;LEN([Entrada.A27])))" office:value-type="float" office:value="16">
            <text:p>16</text:p>
          </table:table-cell>
          <table:table-cell table:number-columns-repeated="5"/>
          <table:table-cell table:style-name="ce7" table:formula="of:=CONCATENATE(&quot;x[&quot;;[.A24];&quot;,&quot;;[.B24];&quot;]&quot;)" office:value-type="string" office:string-value="x[7,16]">
            <text:p>x[7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4];&quot;,&quot;;[.B24];&quot;)&quot;)" office:value-type="string" office:string-value="(7,16)">
            <text:p>(7,16)</text:p>
          </table:table-cell>
          <table:table-cell table:style-name="ce9" table:formula="of:=SUMPRODUCT([.$A$3:.$A$122]=[.A24];[.$I$3:.$I$122])+SUMPRODUCT([.$A$3:.$A$122]=[.B24];[.$I$3:.$I$122])+SUMPRODUCT([.$B$3:.$B$122]=[.A24];[.$I$3:.$I$122])+SUMPRODUCT([.$B$3:.$B$122]=[.B24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8];1;FIND(&quot;,&quot;;[Entrada.A28])-1))" office:value-type="float" office:value="9">
            <text:p>9</text:p>
          </table:table-cell>
          <table:table-cell table:style-name="ce7" table:formula="of:=VALUE(MID([Entrada.A28];FIND(&quot;,&quot;;[Entrada.A28])+1;LEN([Entrada.A28])))" office:value-type="float" office:value="15">
            <text:p>15</text:p>
          </table:table-cell>
          <table:table-cell table:number-columns-repeated="5"/>
          <table:table-cell table:style-name="ce7" table:formula="of:=CONCATENATE(&quot;x[&quot;;[.A25];&quot;,&quot;;[.B25];&quot;]&quot;)" office:value-type="string" office:string-value="x[9,15]">
            <text:p>x[9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5];&quot;,&quot;;[.B25];&quot;)&quot;)" office:value-type="string" office:string-value="(9,15)">
            <text:p>(9,15)</text:p>
          </table:table-cell>
          <table:table-cell table:style-name="ce9" table:formula="of:=SUMPRODUCT([.$A$3:.$A$122]=[.A25];[.$I$3:.$I$122])+SUMPRODUCT([.$A$3:.$A$122]=[.B25];[.$I$3:.$I$122])+SUMPRODUCT([.$B$3:.$B$122]=[.A25];[.$I$3:.$I$122])+SUMPRODUCT([.$B$3:.$B$122]=[.B25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29];1;FIND(&quot;,&quot;;[Entrada.A29])-1))" office:value-type="float" office:value="10">
            <text:p>10</text:p>
          </table:table-cell>
          <table:table-cell table:style-name="ce7" table:formula="of:=VALUE(MID([Entrada.A29];FIND(&quot;,&quot;;[Entrada.A29])+1;LEN([Entrada.A29])))" office:value-type="float" office:value="12">
            <text:p>12</text:p>
          </table:table-cell>
          <table:table-cell table:number-columns-repeated="5"/>
          <table:table-cell table:style-name="ce7" table:formula="of:=CONCATENATE(&quot;x[&quot;;[.A26];&quot;,&quot;;[.B26];&quot;]&quot;)" office:value-type="string" office:string-value="x[10,12]">
            <text:p>x[10,1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6];&quot;,&quot;;[.B26];&quot;)&quot;)" office:value-type="string" office:string-value="(10,12)">
            <text:p>(10,12)</text:p>
          </table:table-cell>
          <table:table-cell table:style-name="ce9" table:formula="of:=SUMPRODUCT([.$A$3:.$A$122]=[.A26];[.$I$3:.$I$122])+SUMPRODUCT([.$A$3:.$A$122]=[.B26];[.$I$3:.$I$122])+SUMPRODUCT([.$B$3:.$B$122]=[.A26];[.$I$3:.$I$122])+SUMPRODUCT([.$B$3:.$B$122]=[.B26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0];1;FIND(&quot;,&quot;;[Entrada.A30])-1))" office:value-type="float" office:value="9">
            <text:p>9</text:p>
          </table:table-cell>
          <table:table-cell table:style-name="ce7" table:formula="of:=VALUE(MID([Entrada.A30];FIND(&quot;,&quot;;[Entrada.A30])+1;LEN([Entrada.A30])))" office:value-type="float" office:value="17">
            <text:p>17</text:p>
          </table:table-cell>
          <table:table-cell table:number-columns-repeated="5"/>
          <table:table-cell table:style-name="ce7" table:formula="of:=CONCATENATE(&quot;x[&quot;;[.A27];&quot;,&quot;;[.B27];&quot;]&quot;)" office:value-type="string" office:string-value="x[9,17]">
            <text:p>x[9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7];&quot;,&quot;;[.B27];&quot;)&quot;)" office:value-type="string" office:string-value="(9,17)">
            <text:p>(9,17)</text:p>
          </table:table-cell>
          <table:table-cell table:style-name="ce9" table:formula="of:=SUMPRODUCT([.$A$3:.$A$122]=[.A27];[.$I$3:.$I$122])+SUMPRODUCT([.$A$3:.$A$122]=[.B27];[.$I$3:.$I$122])+SUMPRODUCT([.$B$3:.$B$122]=[.A27];[.$I$3:.$I$122])+SUMPRODUCT([.$B$3:.$B$122]=[.B2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1];1;FIND(&quot;,&quot;;[Entrada.A31])-1))" office:value-type="float" office:value="2">
            <text:p>2</text:p>
          </table:table-cell>
          <table:table-cell table:style-name="ce7" table:formula="of:=VALUE(MID([Entrada.A31];FIND(&quot;,&quot;;[Entrada.A31])+1;LEN([Entrada.A31])))" office:value-type="float" office:value="16">
            <text:p>16</text:p>
          </table:table-cell>
          <table:table-cell table:number-columns-repeated="5"/>
          <table:table-cell table:style-name="ce7" table:formula="of:=CONCATENATE(&quot;x[&quot;;[.A28];&quot;,&quot;;[.B28];&quot;]&quot;)" office:value-type="string" office:string-value="x[2,16]">
            <text:p>x[2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8];&quot;,&quot;;[.B28];&quot;)&quot;)" office:value-type="string" office:string-value="(2,16)">
            <text:p>(2,16)</text:p>
          </table:table-cell>
          <table:table-cell table:style-name="ce9" table:formula="of:=SUMPRODUCT([.$A$3:.$A$122]=[.A28];[.$I$3:.$I$122])+SUMPRODUCT([.$A$3:.$A$122]=[.B28];[.$I$3:.$I$122])+SUMPRODUCT([.$B$3:.$B$122]=[.A28];[.$I$3:.$I$122])+SUMPRODUCT([.$B$3:.$B$122]=[.B28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2];1;FIND(&quot;,&quot;;[Entrada.A32])-1))" office:value-type="float" office:value="3">
            <text:p>3</text:p>
          </table:table-cell>
          <table:table-cell table:style-name="ce7" table:formula="of:=VALUE(MID([Entrada.A32];FIND(&quot;,&quot;;[Entrada.A32])+1;LEN([Entrada.A32])))" office:value-type="float" office:value="13">
            <text:p>13</text:p>
          </table:table-cell>
          <table:table-cell table:number-columns-repeated="5"/>
          <table:table-cell table:style-name="ce7" table:formula="of:=CONCATENATE(&quot;x[&quot;;[.A29];&quot;,&quot;;[.B29];&quot;]&quot;)" office:value-type="string" office:string-value="x[3,13]">
            <text:p>x[3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29];&quot;,&quot;;[.B29];&quot;)&quot;)" office:value-type="string" office:string-value="(3,13)">
            <text:p>(3,13)</text:p>
          </table:table-cell>
          <table:table-cell table:style-name="ce9" table:formula="of:=SUMPRODUCT([.$A$3:.$A$122]=[.A29];[.$I$3:.$I$122])+SUMPRODUCT([.$A$3:.$A$122]=[.B29];[.$I$3:.$I$122])+SUMPRODUCT([.$B$3:.$B$122]=[.A29];[.$I$3:.$I$122])+SUMPRODUCT([.$B$3:.$B$122]=[.B2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3];1;FIND(&quot;,&quot;;[Entrada.A33])-1))" office:value-type="float" office:value="1">
            <text:p>1</text:p>
          </table:table-cell>
          <table:table-cell table:style-name="ce7" table:formula="of:=VALUE(MID([Entrada.A33];FIND(&quot;,&quot;;[Entrada.A33])+1;LEN([Entrada.A33])))" office:value-type="float" office:value="13">
            <text:p>13</text:p>
          </table:table-cell>
          <table:table-cell table:number-columns-repeated="5"/>
          <table:table-cell table:style-name="ce7" table:formula="of:=CONCATENATE(&quot;x[&quot;;[.A30];&quot;,&quot;;[.B30];&quot;]&quot;)" office:value-type="string" office:string-value="x[1,13]">
            <text:p>x[1,13]</text:p>
          </table:table-cell>
          <table:table-cell table:style-name="ce7" office:value-type="float" office:value="1">
            <text:p>1</text:p>
          </table:table-cell>
          <table:table-cell table:number-columns-repeated="8"/>
          <table:table-cell table:style-name="ce15" table:formula="of:=CONCATENATE(&quot;(&quot;;[.A30];&quot;,&quot;;[.B30];&quot;)&quot;)" office:value-type="string" office:string-value="(1,13)">
            <text:p>(1,13)</text:p>
          </table:table-cell>
          <table:table-cell table:style-name="ce9" table:formula="of:=SUMPRODUCT([.$A$3:.$A$122]=[.A30];[.$I$3:.$I$122])+SUMPRODUCT([.$A$3:.$A$122]=[.B30];[.$I$3:.$I$122])+SUMPRODUCT([.$B$3:.$B$122]=[.A30];[.$I$3:.$I$122])+SUMPRODUCT([.$B$3:.$B$122]=[.B3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4];1;FIND(&quot;,&quot;;[Entrada.A34])-1))" office:value-type="float" office:value="4">
            <text:p>4</text:p>
          </table:table-cell>
          <table:table-cell table:style-name="ce7" table:formula="of:=VALUE(MID([Entrada.A34];FIND(&quot;,&quot;;[Entrada.A34])+1;LEN([Entrada.A34])))" office:value-type="float" office:value="14">
            <text:p>14</text:p>
          </table:table-cell>
          <table:table-cell/>
          <table:table-cell/>
          <table:table-cell/>
          <table:table-cell/>
          <table:table-cell/>
          <table:table-cell table:style-name="ce7" table:formula="of:=CONCATENATE(&quot;x[&quot;;[.A31];&quot;,&quot;;[.B31];&quot;]&quot;)" office:value-type="string" office:string-value="x[4,14]">
            <text:p>x[4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1];&quot;,&quot;;[.B31];&quot;)&quot;)" office:value-type="string" office:string-value="(4,14)">
            <text:p>(4,14)</text:p>
          </table:table-cell>
          <table:table-cell table:style-name="ce9" table:formula="of:=SUMPRODUCT([.$A$3:.$A$122]=[.A31];[.$I$3:.$I$122])+SUMPRODUCT([.$A$3:.$A$122]=[.B31];[.$I$3:.$I$122])+SUMPRODUCT([.$B$3:.$B$122]=[.A31];[.$I$3:.$I$122])+SUMPRODUCT([.$B$3:.$B$122]=[.B3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5];1;FIND(&quot;,&quot;;[Entrada.A35])-1))" office:value-type="float" office:value="5">
            <text:p>5</text:p>
          </table:table-cell>
          <table:table-cell table:style-name="ce7" table:formula="of:=VALUE(MID([Entrada.A35];FIND(&quot;,&quot;;[Entrada.A35])+1;LEN([Entrada.A35])))" office:value-type="float" office:value="15">
            <text:p>15</text:p>
          </table:table-cell>
          <table:table-cell/>
          <table:table-cell/>
          <table:table-cell/>
          <table:table-cell table:formula="of:=IF([.F31]+1&lt;=[.D31];[.F31]+1;&quot;&quot;)">
            <text:p/>
          </table:table-cell>
          <table:table-cell/>
          <table:table-cell table:style-name="ce7" table:formula="of:=CONCATENATE(&quot;x[&quot;;[.A32];&quot;,&quot;;[.B32];&quot;]&quot;)" office:value-type="string" office:string-value="x[5,15]">
            <text:p>x[5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2];&quot;,&quot;;[.B32];&quot;)&quot;)" office:value-type="string" office:string-value="(5,15)">
            <text:p>(5,15)</text:p>
          </table:table-cell>
          <table:table-cell table:style-name="ce9" table:formula="of:=SUMPRODUCT([.$A$3:.$A$122]=[.A32];[.$I$3:.$I$122])+SUMPRODUCT([.$A$3:.$A$122]=[.B32];[.$I$3:.$I$122])+SUMPRODUCT([.$B$3:.$B$122]=[.A32];[.$I$3:.$I$122])+SUMPRODUCT([.$B$3:.$B$122]=[.B32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6];1;FIND(&quot;,&quot;;[Entrada.A36])-1))" office:value-type="float" office:value="3">
            <text:p>3</text:p>
          </table:table-cell>
          <table:table-cell table:style-name="ce7" table:formula="of:=VALUE(MID([Entrada.A36];FIND(&quot;,&quot;;[Entrada.A36])+1;LEN([Entrada.A36])))" office:value-type="float" office:value="19">
            <text:p>19</text:p>
          </table:table-cell>
          <table:table-cell/>
          <table:table-cell/>
          <table:table-cell/>
          <table:table-cell table:formula="of:=IF([.F32]+1&lt;=[.D32];[.F32]+1;&quot;&quot;)">
            <text:p/>
          </table:table-cell>
          <table:table-cell/>
          <table:table-cell table:style-name="ce7" table:formula="of:=CONCATENATE(&quot;x[&quot;;[.A33];&quot;,&quot;;[.B33];&quot;]&quot;)" office:value-type="string" office:string-value="x[3,19]">
            <text:p>x[3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3];&quot;,&quot;;[.B33];&quot;)&quot;)" office:value-type="string" office:string-value="(3,19)">
            <text:p>(3,19)</text:p>
          </table:table-cell>
          <table:table-cell table:style-name="ce9" table:formula="of:=SUMPRODUCT([.$A$3:.$A$122]=[.A33];[.$I$3:.$I$122])+SUMPRODUCT([.$A$3:.$A$122]=[.B33];[.$I$3:.$I$122])+SUMPRODUCT([.$B$3:.$B$122]=[.A33];[.$I$3:.$I$122])+SUMPRODUCT([.$B$3:.$B$122]=[.B3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7];1;FIND(&quot;,&quot;;[Entrada.A37])-1))" office:value-type="float" office:value="6">
            <text:p>6</text:p>
          </table:table-cell>
          <table:table-cell table:style-name="ce7" table:formula="of:=VALUE(MID([Entrada.A37];FIND(&quot;,&quot;;[Entrada.A37])+1;LEN([Entrada.A37])))" office:value-type="float" office:value="12">
            <text:p>12</text:p>
          </table:table-cell>
          <table:table-cell table:number-columns-repeated="3"/>
          <table:table-cell table:formula="of:=IF([.F33]+1&lt;=[.D33];[.F33]+1;&quot;&quot;)">
            <text:p/>
          </table:table-cell>
          <table:table-cell/>
          <table:table-cell table:style-name="ce7" table:formula="of:=CONCATENATE(&quot;x[&quot;;[.A34];&quot;,&quot;;[.B34];&quot;]&quot;)" office:value-type="string" office:string-value="x[6,12]">
            <text:p>x[6,1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4];&quot;,&quot;;[.B34];&quot;)&quot;)" office:value-type="string" office:string-value="(6,12)">
            <text:p>(6,12)</text:p>
          </table:table-cell>
          <table:table-cell table:style-name="ce9" table:formula="of:=SUMPRODUCT([.$A$3:.$A$122]=[.A34];[.$I$3:.$I$122])+SUMPRODUCT([.$A$3:.$A$122]=[.B34];[.$I$3:.$I$122])+SUMPRODUCT([.$B$3:.$B$122]=[.A34];[.$I$3:.$I$122])+SUMPRODUCT([.$B$3:.$B$122]=[.B34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8];1;FIND(&quot;,&quot;;[Entrada.A38])-1))" office:value-type="float" office:value="4">
            <text:p>4</text:p>
          </table:table-cell>
          <table:table-cell table:style-name="ce7" table:formula="of:=VALUE(MID([Entrada.A38];FIND(&quot;,&quot;;[Entrada.A38])+1;LEN([Entrada.A38])))" office:value-type="float" office:value="20">
            <text:p>20</text:p>
          </table:table-cell>
          <table:table-cell table:number-columns-repeated="5"/>
          <table:table-cell table:style-name="ce7" table:formula="of:=CONCATENATE(&quot;x[&quot;;[.A35];&quot;,&quot;;[.B35];&quot;]&quot;)" office:value-type="string" office:string-value="x[4,20]">
            <text:p>x[4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5];&quot;,&quot;;[.B35];&quot;)&quot;)" office:value-type="string" office:string-value="(4,20)">
            <text:p>(4,20)</text:p>
          </table:table-cell>
          <table:table-cell table:style-name="ce9" table:formula="of:=SUMPRODUCT([.$A$3:.$A$122]=[.A35];[.$I$3:.$I$122])+SUMPRODUCT([.$A$3:.$A$122]=[.B35];[.$I$3:.$I$122])+SUMPRODUCT([.$B$3:.$B$122]=[.A35];[.$I$3:.$I$122])+SUMPRODUCT([.$B$3:.$B$122]=[.B3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39];1;FIND(&quot;,&quot;;[Entrada.A39])-1))" office:value-type="float" office:value="19">
            <text:p>19</text:p>
          </table:table-cell>
          <table:table-cell table:style-name="ce7" table:formula="of:=VALUE(MID([Entrada.A39];FIND(&quot;,&quot;;[Entrada.A39])+1;LEN([Entrada.A39])))" office:value-type="float" office:value="20">
            <text:p>20</text:p>
          </table:table-cell>
          <table:table-cell table:number-columns-repeated="5"/>
          <table:table-cell table:style-name="ce7" table:formula="of:=CONCATENATE(&quot;x[&quot;;[.A36];&quot;,&quot;;[.B36];&quot;]&quot;)" office:value-type="string" office:string-value="x[19,20]">
            <text:p>x[19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6];&quot;,&quot;;[.B36];&quot;)&quot;)" office:value-type="string" office:string-value="(19,20)">
            <text:p>(19,20)</text:p>
          </table:table-cell>
          <table:table-cell table:style-name="ce9" table:formula="of:=SUMPRODUCT([.$A$3:.$A$122]=[.A36];[.$I$3:.$I$122])+SUMPRODUCT([.$A$3:.$A$122]=[.B36];[.$I$3:.$I$122])+SUMPRODUCT([.$B$3:.$B$122]=[.A36];[.$I$3:.$I$122])+SUMPRODUCT([.$B$3:.$B$122]=[.B3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0];1;FIND(&quot;,&quot;;[Entrada.A40])-1))" office:value-type="float" office:value="7">
            <text:p>7</text:p>
          </table:table-cell>
          <table:table-cell table:style-name="ce7" table:formula="of:=VALUE(MID([Entrada.A40];FIND(&quot;,&quot;;[Entrada.A40])+1;LEN([Entrada.A40])))" office:value-type="float" office:value="9">
            <text:p>9</text:p>
          </table:table-cell>
          <table:table-cell table:number-columns-repeated="5"/>
          <table:table-cell table:style-name="ce7" table:formula="of:=CONCATENATE(&quot;x[&quot;;[.A37];&quot;,&quot;;[.B37];&quot;]&quot;)" office:value-type="string" office:string-value="x[7,9]">
            <text:p>x[7,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7];&quot;,&quot;;[.B37];&quot;)&quot;)" office:value-type="string" office:string-value="(7,9)">
            <text:p>(7,9)</text:p>
          </table:table-cell>
          <table:table-cell table:style-name="ce9" table:formula="of:=SUMPRODUCT([.$A$3:.$A$122]=[.A37];[.$I$3:.$I$122])+SUMPRODUCT([.$A$3:.$A$122]=[.B37];[.$I$3:.$I$122])+SUMPRODUCT([.$B$3:.$B$122]=[.A37];[.$I$3:.$I$122])+SUMPRODUCT([.$B$3:.$B$122]=[.B37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1];1;FIND(&quot;,&quot;;[Entrada.A41])-1))" office:value-type="float" office:value="14">
            <text:p>14</text:p>
          </table:table-cell>
          <table:table-cell table:style-name="ce7" table:formula="of:=VALUE(MID([Entrada.A41];FIND(&quot;,&quot;;[Entrada.A41])+1;LEN([Entrada.A41])))" office:value-type="float" office:value="17">
            <text:p>17</text:p>
          </table:table-cell>
          <table:table-cell table:number-columns-repeated="5"/>
          <table:table-cell table:style-name="ce7" table:formula="of:=CONCATENATE(&quot;x[&quot;;[.A38];&quot;,&quot;;[.B38];&quot;]&quot;)" office:value-type="string" office:string-value="x[14,17]">
            <text:p>x[14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8];&quot;,&quot;;[.B38];&quot;)&quot;)" office:value-type="string" office:string-value="(14,17)">
            <text:p>(14,17)</text:p>
          </table:table-cell>
          <table:table-cell table:style-name="ce9" table:formula="of:=SUMPRODUCT([.$A$3:.$A$122]=[.A38];[.$I$3:.$I$122])+SUMPRODUCT([.$A$3:.$A$122]=[.B38];[.$I$3:.$I$122])+SUMPRODUCT([.$B$3:.$B$122]=[.A38];[.$I$3:.$I$122])+SUMPRODUCT([.$B$3:.$B$122]=[.B3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2];1;FIND(&quot;,&quot;;[Entrada.A42])-1))" office:value-type="float" office:value="10">
            <text:p>10</text:p>
          </table:table-cell>
          <table:table-cell table:style-name="ce7" table:formula="of:=VALUE(MID([Entrada.A42];FIND(&quot;,&quot;;[Entrada.A42])+1;LEN([Entrada.A42])))" office:value-type="float" office:value="17">
            <text:p>17</text:p>
          </table:table-cell>
          <table:table-cell table:number-columns-repeated="5"/>
          <table:table-cell table:style-name="ce7" table:formula="of:=CONCATENATE(&quot;x[&quot;;[.A39];&quot;,&quot;;[.B39];&quot;]&quot;)" office:value-type="string" office:string-value="x[10,17]">
            <text:p>x[10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39];&quot;,&quot;;[.B39];&quot;)&quot;)" office:value-type="string" office:string-value="(10,17)">
            <text:p>(10,17)</text:p>
          </table:table-cell>
          <table:table-cell table:style-name="ce9" table:formula="of:=SUMPRODUCT([.$A$3:.$A$122]=[.A39];[.$I$3:.$I$122])+SUMPRODUCT([.$A$3:.$A$122]=[.B39];[.$I$3:.$I$122])+SUMPRODUCT([.$B$3:.$B$122]=[.A39];[.$I$3:.$I$122])+SUMPRODUCT([.$B$3:.$B$122]=[.B3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3];1;FIND(&quot;,&quot;;[Entrada.A43])-1))" office:value-type="float" office:value="2">
            <text:p>2</text:p>
          </table:table-cell>
          <table:table-cell table:style-name="ce7" table:formula="of:=VALUE(MID([Entrada.A43];FIND(&quot;,&quot;;[Entrada.A43])+1;LEN([Entrada.A43])))" office:value-type="float" office:value="5">
            <text:p>5</text:p>
          </table:table-cell>
          <table:table-cell table:number-columns-repeated="5"/>
          <table:table-cell table:style-name="ce7" table:formula="of:=CONCATENATE(&quot;x[&quot;;[.A40];&quot;,&quot;;[.B40];&quot;]&quot;)" office:value-type="string" office:string-value="x[2,5]">
            <text:p>x[2,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0];&quot;,&quot;;[.B40];&quot;)&quot;)" office:value-type="string" office:string-value="(2,5)">
            <text:p>(2,5)</text:p>
          </table:table-cell>
          <table:table-cell table:style-name="ce9" table:formula="of:=SUMPRODUCT([.$A$3:.$A$122]=[.A40];[.$I$3:.$I$122])+SUMPRODUCT([.$A$3:.$A$122]=[.B40];[.$I$3:.$I$122])+SUMPRODUCT([.$B$3:.$B$122]=[.A40];[.$I$3:.$I$122])+SUMPRODUCT([.$B$3:.$B$122]=[.B40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4];1;FIND(&quot;,&quot;;[Entrada.A44])-1))" office:value-type="float" office:value="5">
            <text:p>5</text:p>
          </table:table-cell>
          <table:table-cell table:style-name="ce7" table:formula="of:=VALUE(MID([Entrada.A44];FIND(&quot;,&quot;;[Entrada.A44])+1;LEN([Entrada.A44])))" office:value-type="float" office:value="8">
            <text:p>8</text:p>
          </table:table-cell>
          <table:table-cell table:number-columns-repeated="5"/>
          <table:table-cell table:style-name="ce7" table:formula="of:=CONCATENATE(&quot;x[&quot;;[.A41];&quot;,&quot;;[.B41];&quot;]&quot;)" office:value-type="string" office:string-value="x[5,8]">
            <text:p>x[5,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1];&quot;,&quot;;[.B41];&quot;)&quot;)" office:value-type="string" office:string-value="(5,8)">
            <text:p>(5,8)</text:p>
          </table:table-cell>
          <table:table-cell table:style-name="ce9" table:formula="of:=SUMPRODUCT([.$A$3:.$A$122]=[.A41];[.$I$3:.$I$122])+SUMPRODUCT([.$A$3:.$A$122]=[.B41];[.$I$3:.$I$122])+SUMPRODUCT([.$B$3:.$B$122]=[.A41];[.$I$3:.$I$122])+SUMPRODUCT([.$B$3:.$B$122]=[.B4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5];1;FIND(&quot;,&quot;;[Entrada.A45])-1))" office:value-type="float" office:value="4">
            <text:p>4</text:p>
          </table:table-cell>
          <table:table-cell table:style-name="ce7" table:formula="of:=VALUE(MID([Entrada.A45];FIND(&quot;,&quot;;[Entrada.A45])+1;LEN([Entrada.A45])))" office:value-type="float" office:value="19">
            <text:p>19</text:p>
          </table:table-cell>
          <table:table-cell table:number-columns-repeated="5"/>
          <table:table-cell table:style-name="ce7" table:formula="of:=CONCATENATE(&quot;x[&quot;;[.A42];&quot;,&quot;;[.B42];&quot;]&quot;)" office:value-type="string" office:string-value="x[4,19]">
            <text:p>x[4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2];&quot;,&quot;;[.B42];&quot;)&quot;)" office:value-type="string" office:string-value="(4,19)">
            <text:p>(4,19)</text:p>
          </table:table-cell>
          <table:table-cell table:style-name="ce9" table:formula="of:=SUMPRODUCT([.$A$3:.$A$122]=[.A42];[.$I$3:.$I$122])+SUMPRODUCT([.$A$3:.$A$122]=[.B42];[.$I$3:.$I$122])+SUMPRODUCT([.$B$3:.$B$122]=[.A42];[.$I$3:.$I$122])+SUMPRODUCT([.$B$3:.$B$122]=[.B4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6];1;FIND(&quot;,&quot;;[Entrada.A46])-1))" office:value-type="float" office:value="18">
            <text:p>18</text:p>
          </table:table-cell>
          <table:table-cell table:style-name="ce7" table:formula="of:=VALUE(MID([Entrada.A46];FIND(&quot;,&quot;;[Entrada.A46])+1;LEN([Entrada.A46])))" office:value-type="float" office:value="20">
            <text:p>20</text:p>
          </table:table-cell>
          <table:table-cell table:number-columns-repeated="5"/>
          <table:table-cell table:style-name="ce7" table:formula="of:=CONCATENATE(&quot;x[&quot;;[.A43];&quot;,&quot;;[.B43];&quot;]&quot;)" office:value-type="string" office:string-value="x[18,20]">
            <text:p>x[18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3];&quot;,&quot;;[.B43];&quot;)&quot;)" office:value-type="string" office:string-value="(18,20)">
            <text:p>(18,20)</text:p>
          </table:table-cell>
          <table:table-cell table:style-name="ce9" table:formula="of:=SUMPRODUCT([.$A$3:.$A$122]=[.A43];[.$I$3:.$I$122])+SUMPRODUCT([.$A$3:.$A$122]=[.B43];[.$I$3:.$I$122])+SUMPRODUCT([.$B$3:.$B$122]=[.A43];[.$I$3:.$I$122])+SUMPRODUCT([.$B$3:.$B$122]=[.B4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7];1;FIND(&quot;,&quot;;[Entrada.A47])-1))" office:value-type="float" office:value="8">
            <text:p>8</text:p>
          </table:table-cell>
          <table:table-cell table:style-name="ce7" table:formula="of:=VALUE(MID([Entrada.A47];FIND(&quot;,&quot;;[Entrada.A47])+1;LEN([Entrada.A47])))" office:value-type="float" office:value="9">
            <text:p>9</text:p>
          </table:table-cell>
          <table:table-cell table:number-columns-repeated="5"/>
          <table:table-cell table:style-name="ce7" table:formula="of:=CONCATENATE(&quot;x[&quot;;[.A44];&quot;,&quot;;[.B44];&quot;]&quot;)" office:value-type="string" office:string-value="x[8,9]">
            <text:p>x[8,9]</text:p>
          </table:table-cell>
          <table:table-cell table:style-name="ce7" office:value-type="float" office:value="1">
            <text:p>1</text:p>
          </table:table-cell>
          <table:table-cell table:number-columns-repeated="8"/>
          <table:table-cell table:style-name="ce15" table:formula="of:=CONCATENATE(&quot;(&quot;;[.A44];&quot;,&quot;;[.B44];&quot;)&quot;)" office:value-type="string" office:string-value="(8,9)">
            <text:p>(8,9)</text:p>
          </table:table-cell>
          <table:table-cell table:style-name="ce9" table:formula="of:=SUMPRODUCT([.$A$3:.$A$122]=[.A44];[.$I$3:.$I$122])+SUMPRODUCT([.$A$3:.$A$122]=[.B44];[.$I$3:.$I$122])+SUMPRODUCT([.$B$3:.$B$122]=[.A44];[.$I$3:.$I$122])+SUMPRODUCT([.$B$3:.$B$122]=[.B4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8];1;FIND(&quot;,&quot;;[Entrada.A48])-1))" office:value-type="float" office:value="1">
            <text:p>1</text:p>
          </table:table-cell>
          <table:table-cell table:style-name="ce7" table:formula="of:=VALUE(MID([Entrada.A48];FIND(&quot;,&quot;;[Entrada.A48])+1;LEN([Entrada.A48])))" office:value-type="float" office:value="16">
            <text:p>16</text:p>
          </table:table-cell>
          <table:table-cell table:number-columns-repeated="5"/>
          <table:table-cell table:style-name="ce7" table:formula="of:=CONCATENATE(&quot;x[&quot;;[.A45];&quot;,&quot;;[.B45];&quot;]&quot;)" office:value-type="string" office:string-value="x[1,16]">
            <text:p>x[1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5];&quot;,&quot;;[.B45];&quot;)&quot;)" office:value-type="string" office:string-value="(1,16)">
            <text:p>(1,16)</text:p>
          </table:table-cell>
          <table:table-cell table:style-name="ce9" table:formula="of:=SUMPRODUCT([.$A$3:.$A$122]=[.A45];[.$I$3:.$I$122])+SUMPRODUCT([.$A$3:.$A$122]=[.B45];[.$I$3:.$I$122])+SUMPRODUCT([.$B$3:.$B$122]=[.A45];[.$I$3:.$I$122])+SUMPRODUCT([.$B$3:.$B$122]=[.B4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49];1;FIND(&quot;,&quot;;[Entrada.A49])-1))" office:value-type="float" office:value="6">
            <text:p>6</text:p>
          </table:table-cell>
          <table:table-cell table:style-name="ce7" table:formula="of:=VALUE(MID([Entrada.A49];FIND(&quot;,&quot;;[Entrada.A49])+1;LEN([Entrada.A49])))" office:value-type="float" office:value="11">
            <text:p>11</text:p>
          </table:table-cell>
          <table:table-cell table:number-columns-repeated="5"/>
          <table:table-cell table:style-name="ce7" table:formula="of:=CONCATENATE(&quot;x[&quot;;[.A46];&quot;,&quot;;[.B46];&quot;]&quot;)" office:value-type="string" office:string-value="x[6,11]">
            <text:p>x[6,11]</text:p>
          </table:table-cell>
          <table:table-cell table:style-name="ce7" office:value-type="float" office:value="1">
            <text:p>1</text:p>
          </table:table-cell>
          <table:table-cell table:number-columns-repeated="8"/>
          <table:table-cell table:style-name="ce15" table:formula="of:=CONCATENATE(&quot;(&quot;;[.A46];&quot;,&quot;;[.B46];&quot;)&quot;)" office:value-type="string" office:string-value="(6,11)">
            <text:p>(6,11)</text:p>
          </table:table-cell>
          <table:table-cell table:style-name="ce9" table:formula="of:=SUMPRODUCT([.$A$3:.$A$122]=[.A46];[.$I$3:.$I$122])+SUMPRODUCT([.$A$3:.$A$122]=[.B46];[.$I$3:.$I$122])+SUMPRODUCT([.$B$3:.$B$122]=[.A46];[.$I$3:.$I$122])+SUMPRODUCT([.$B$3:.$B$122]=[.B4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0];1;FIND(&quot;,&quot;;[Entrada.A50])-1))" office:value-type="float" office:value="9">
            <text:p>9</text:p>
          </table:table-cell>
          <table:table-cell table:style-name="ce7" table:formula="of:=VALUE(MID([Entrada.A50];FIND(&quot;,&quot;;[Entrada.A50])+1;LEN([Entrada.A50])))" office:value-type="float" office:value="13">
            <text:p>13</text:p>
          </table:table-cell>
          <table:table-cell table:number-columns-repeated="5"/>
          <table:table-cell table:style-name="ce7" table:formula="of:=CONCATENATE(&quot;x[&quot;;[.A47];&quot;,&quot;;[.B47];&quot;]&quot;)" office:value-type="string" office:string-value="x[9,13]">
            <text:p>x[9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7];&quot;,&quot;;[.B47];&quot;)&quot;)" office:value-type="string" office:string-value="(9,13)">
            <text:p>(9,13)</text:p>
          </table:table-cell>
          <table:table-cell table:style-name="ce9" table:formula="of:=SUMPRODUCT([.$A$3:.$A$122]=[.A47];[.$I$3:.$I$122])+SUMPRODUCT([.$A$3:.$A$122]=[.B47];[.$I$3:.$I$122])+SUMPRODUCT([.$B$3:.$B$122]=[.A47];[.$I$3:.$I$122])+SUMPRODUCT([.$B$3:.$B$122]=[.B4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1];1;FIND(&quot;,&quot;;[Entrada.A51])-1))" office:value-type="float" office:value="3">
            <text:p>3</text:p>
          </table:table-cell>
          <table:table-cell table:style-name="ce7" table:formula="of:=VALUE(MID([Entrada.A51];FIND(&quot;,&quot;;[Entrada.A51])+1;LEN([Entrada.A51])))" office:value-type="float" office:value="15">
            <text:p>15</text:p>
          </table:table-cell>
          <table:table-cell table:number-columns-repeated="5"/>
          <table:table-cell table:style-name="ce7" table:formula="of:=CONCATENATE(&quot;x[&quot;;[.A48];&quot;,&quot;;[.B48];&quot;]&quot;)" office:value-type="string" office:string-value="x[3,15]">
            <text:p>x[3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8];&quot;,&quot;;[.B48];&quot;)&quot;)" office:value-type="string" office:string-value="(3,15)">
            <text:p>(3,15)</text:p>
          </table:table-cell>
          <table:table-cell table:style-name="ce9" table:formula="of:=SUMPRODUCT([.$A$3:.$A$122]=[.A48];[.$I$3:.$I$122])+SUMPRODUCT([.$A$3:.$A$122]=[.B48];[.$I$3:.$I$122])+SUMPRODUCT([.$B$3:.$B$122]=[.A48];[.$I$3:.$I$122])+SUMPRODUCT([.$B$3:.$B$122]=[.B48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2];1;FIND(&quot;,&quot;;[Entrada.A52])-1))" office:value-type="float" office:value="1">
            <text:p>1</text:p>
          </table:table-cell>
          <table:table-cell table:style-name="ce7" table:formula="of:=VALUE(MID([Entrada.A52];FIND(&quot;,&quot;;[Entrada.A52])+1;LEN([Entrada.A52])))" office:value-type="float" office:value="3">
            <text:p>3</text:p>
          </table:table-cell>
          <table:table-cell table:number-columns-repeated="5"/>
          <table:table-cell table:style-name="ce7" table:formula="of:=CONCATENATE(&quot;x[&quot;;[.A49];&quot;,&quot;;[.B49];&quot;]&quot;)" office:value-type="string" office:string-value="x[1,3]">
            <text:p>x[1,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49];&quot;,&quot;;[.B49];&quot;)&quot;)" office:value-type="string" office:string-value="(1,3)">
            <text:p>(1,3)</text:p>
          </table:table-cell>
          <table:table-cell table:style-name="ce9" table:formula="of:=SUMPRODUCT([.$A$3:.$A$122]=[.A49];[.$I$3:.$I$122])+SUMPRODUCT([.$A$3:.$A$122]=[.B49];[.$I$3:.$I$122])+SUMPRODUCT([.$B$3:.$B$122]=[.A49];[.$I$3:.$I$122])+SUMPRODUCT([.$B$3:.$B$122]=[.B4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3];1;FIND(&quot;,&quot;;[Entrada.A53])-1))" office:value-type="float" office:value="5">
            <text:p>5</text:p>
          </table:table-cell>
          <table:table-cell table:style-name="ce7" table:formula="of:=VALUE(MID([Entrada.A53];FIND(&quot;,&quot;;[Entrada.A53])+1;LEN([Entrada.A53])))" office:value-type="float" office:value="13">
            <text:p>13</text:p>
          </table:table-cell>
          <table:table-cell table:number-columns-repeated="5"/>
          <table:table-cell table:style-name="ce7" table:formula="of:=CONCATENATE(&quot;x[&quot;;[.A50];&quot;,&quot;;[.B50];&quot;]&quot;)" office:value-type="string" office:string-value="x[5,13]">
            <text:p>x[5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0];&quot;,&quot;;[.B50];&quot;)&quot;)" office:value-type="string" office:string-value="(5,13)">
            <text:p>(5,13)</text:p>
          </table:table-cell>
          <table:table-cell table:style-name="ce9" table:formula="of:=SUMPRODUCT([.$A$3:.$A$122]=[.A50];[.$I$3:.$I$122])+SUMPRODUCT([.$A$3:.$A$122]=[.B50];[.$I$3:.$I$122])+SUMPRODUCT([.$B$3:.$B$122]=[.A50];[.$I$3:.$I$122])+SUMPRODUCT([.$B$3:.$B$122]=[.B5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4];1;FIND(&quot;,&quot;;[Entrada.A54])-1))" office:value-type="float" office:value="16">
            <text:p>16</text:p>
          </table:table-cell>
          <table:table-cell table:style-name="ce7" table:formula="of:=VALUE(MID([Entrada.A54];FIND(&quot;,&quot;;[Entrada.A54])+1;LEN([Entrada.A54])))" office:value-type="float" office:value="17">
            <text:p>17</text:p>
          </table:table-cell>
          <table:table-cell table:number-columns-repeated="5"/>
          <table:table-cell table:style-name="ce7" table:formula="of:=CONCATENATE(&quot;x[&quot;;[.A51];&quot;,&quot;;[.B51];&quot;]&quot;)" office:value-type="string" office:string-value="x[16,17]">
            <text:p>x[16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1];&quot;,&quot;;[.B51];&quot;)&quot;)" office:value-type="string" office:string-value="(16,17)">
            <text:p>(16,17)</text:p>
          </table:table-cell>
          <table:table-cell table:style-name="ce9" table:formula="of:=SUMPRODUCT([.$A$3:.$A$122]=[.A51];[.$I$3:.$I$122])+SUMPRODUCT([.$A$3:.$A$122]=[.B51];[.$I$3:.$I$122])+SUMPRODUCT([.$B$3:.$B$122]=[.A51];[.$I$3:.$I$122])+SUMPRODUCT([.$B$3:.$B$122]=[.B5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5];1;FIND(&quot;,&quot;;[Entrada.A55])-1))" office:value-type="float" office:value="5">
            <text:p>5</text:p>
          </table:table-cell>
          <table:table-cell table:style-name="ce7" table:formula="of:=VALUE(MID([Entrada.A55];FIND(&quot;,&quot;;[Entrada.A55])+1;LEN([Entrada.A55])))" office:value-type="float" office:value="16">
            <text:p>16</text:p>
          </table:table-cell>
          <table:table-cell table:number-columns-repeated="5"/>
          <table:table-cell table:style-name="ce7" table:formula="of:=CONCATENATE(&quot;x[&quot;;[.A52];&quot;,&quot;;[.B52];&quot;]&quot;)" office:value-type="string" office:string-value="x[5,16]">
            <text:p>x[5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2];&quot;,&quot;;[.B52];&quot;)&quot;)" office:value-type="string" office:string-value="(5,16)">
            <text:p>(5,16)</text:p>
          </table:table-cell>
          <table:table-cell table:style-name="ce9" table:formula="of:=SUMPRODUCT([.$A$3:.$A$122]=[.A52];[.$I$3:.$I$122])+SUMPRODUCT([.$A$3:.$A$122]=[.B52];[.$I$3:.$I$122])+SUMPRODUCT([.$B$3:.$B$122]=[.A52];[.$I$3:.$I$122])+SUMPRODUCT([.$B$3:.$B$122]=[.B5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6];1;FIND(&quot;,&quot;;[Entrada.A56])-1))" office:value-type="float" office:value="12">
            <text:p>12</text:p>
          </table:table-cell>
          <table:table-cell table:style-name="ce7" table:formula="of:=VALUE(MID([Entrada.A56];FIND(&quot;,&quot;;[Entrada.A56])+1;LEN([Entrada.A56])))" office:value-type="float" office:value="16">
            <text:p>16</text:p>
          </table:table-cell>
          <table:table-cell table:number-columns-repeated="5"/>
          <table:table-cell table:style-name="ce7" table:formula="of:=CONCATENATE(&quot;x[&quot;;[.A53];&quot;,&quot;;[.B53];&quot;]&quot;)" office:value-type="string" office:string-value="x[12,16]">
            <text:p>x[12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3];&quot;,&quot;;[.B53];&quot;)&quot;)" office:value-type="string" office:string-value="(12,16)">
            <text:p>(12,16)</text:p>
          </table:table-cell>
          <table:table-cell table:style-name="ce9" table:formula="of:=SUMPRODUCT([.$A$3:.$A$122]=[.A53];[.$I$3:.$I$122])+SUMPRODUCT([.$A$3:.$A$122]=[.B53];[.$I$3:.$I$122])+SUMPRODUCT([.$B$3:.$B$122]=[.A53];[.$I$3:.$I$122])+SUMPRODUCT([.$B$3:.$B$122]=[.B53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7];1;FIND(&quot;,&quot;;[Entrada.A57])-1))" office:value-type="float" office:value="8">
            <text:p>8</text:p>
          </table:table-cell>
          <table:table-cell table:style-name="ce7" table:formula="of:=VALUE(MID([Entrada.A57];FIND(&quot;,&quot;;[Entrada.A57])+1;LEN([Entrada.A57])))" office:value-type="float" office:value="11">
            <text:p>11</text:p>
          </table:table-cell>
          <table:table-cell table:number-columns-repeated="5"/>
          <table:table-cell table:style-name="ce7" table:formula="of:=CONCATENATE(&quot;x[&quot;;[.A54];&quot;,&quot;;[.B54];&quot;]&quot;)" office:value-type="string" office:string-value="x[8,11]">
            <text:p>x[8,11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4];&quot;,&quot;;[.B54];&quot;)&quot;)" office:value-type="string" office:string-value="(8,11)">
            <text:p>(8,11)</text:p>
          </table:table-cell>
          <table:table-cell table:style-name="ce9" table:formula="of:=SUMPRODUCT([.$A$3:.$A$122]=[.A54];[.$I$3:.$I$122])+SUMPRODUCT([.$A$3:.$A$122]=[.B54];[.$I$3:.$I$122])+SUMPRODUCT([.$B$3:.$B$122]=[.A54];[.$I$3:.$I$122])+SUMPRODUCT([.$B$3:.$B$122]=[.B5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8];1;FIND(&quot;,&quot;;[Entrada.A58])-1))" office:value-type="float" office:value="9">
            <text:p>9</text:p>
          </table:table-cell>
          <table:table-cell table:style-name="ce7" table:formula="of:=VALUE(MID([Entrada.A58];FIND(&quot;,&quot;;[Entrada.A58])+1;LEN([Entrada.A58])))" office:value-type="float" office:value="10">
            <text:p>10</text:p>
          </table:table-cell>
          <table:table-cell table:number-columns-repeated="5"/>
          <table:table-cell table:style-name="ce7" table:formula="of:=CONCATENATE(&quot;x[&quot;;[.A55];&quot;,&quot;;[.B55];&quot;]&quot;)" office:value-type="string" office:string-value="x[9,10]">
            <text:p>x[9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5];&quot;,&quot;;[.B55];&quot;)&quot;)" office:value-type="string" office:string-value="(9,10)">
            <text:p>(9,10)</text:p>
          </table:table-cell>
          <table:table-cell table:style-name="ce9" table:formula="of:=SUMPRODUCT([.$A$3:.$A$122]=[.A55];[.$I$3:.$I$122])+SUMPRODUCT([.$A$3:.$A$122]=[.B55];[.$I$3:.$I$122])+SUMPRODUCT([.$B$3:.$B$122]=[.A55];[.$I$3:.$I$122])+SUMPRODUCT([.$B$3:.$B$122]=[.B5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59];1;FIND(&quot;,&quot;;[Entrada.A59])-1))" office:value-type="float" office:value="11">
            <text:p>11</text:p>
          </table:table-cell>
          <table:table-cell table:style-name="ce7" table:formula="of:=VALUE(MID([Entrada.A59];FIND(&quot;,&quot;;[Entrada.A59])+1;LEN([Entrada.A59])))" office:value-type="float" office:value="12">
            <text:p>12</text:p>
          </table:table-cell>
          <table:table-cell table:number-columns-repeated="5"/>
          <table:table-cell table:style-name="ce7" table:formula="of:=CONCATENATE(&quot;x[&quot;;[.A56];&quot;,&quot;;[.B56];&quot;]&quot;)" office:value-type="string" office:string-value="x[11,12]">
            <text:p>x[11,1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6];&quot;,&quot;;[.B56];&quot;)&quot;)" office:value-type="string" office:string-value="(11,12)">
            <text:p>(11,12)</text:p>
          </table:table-cell>
          <table:table-cell table:style-name="ce9" table:formula="of:=SUMPRODUCT([.$A$3:.$A$122]=[.A56];[.$I$3:.$I$122])+SUMPRODUCT([.$A$3:.$A$122]=[.B56];[.$I$3:.$I$122])+SUMPRODUCT([.$B$3:.$B$122]=[.A56];[.$I$3:.$I$122])+SUMPRODUCT([.$B$3:.$B$122]=[.B56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0];1;FIND(&quot;,&quot;;[Entrada.A60])-1))" office:value-type="float" office:value="13">
            <text:p>13</text:p>
          </table:table-cell>
          <table:table-cell table:style-name="ce7" table:formula="of:=VALUE(MID([Entrada.A60];FIND(&quot;,&quot;;[Entrada.A60])+1;LEN([Entrada.A60])))" office:value-type="float" office:value="14">
            <text:p>14</text:p>
          </table:table-cell>
          <table:table-cell table:number-columns-repeated="5"/>
          <table:table-cell table:style-name="ce7" table:formula="of:=CONCATENATE(&quot;x[&quot;;[.A57];&quot;,&quot;;[.B57];&quot;]&quot;)" office:value-type="string" office:string-value="x[13,14]">
            <text:p>x[13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7];&quot;,&quot;;[.B57];&quot;)&quot;)" office:value-type="string" office:string-value="(13,14)">
            <text:p>(13,14)</text:p>
          </table:table-cell>
          <table:table-cell table:style-name="ce9" table:formula="of:=SUMPRODUCT([.$A$3:.$A$122]=[.A57];[.$I$3:.$I$122])+SUMPRODUCT([.$A$3:.$A$122]=[.B57];[.$I$3:.$I$122])+SUMPRODUCT([.$B$3:.$B$122]=[.A57];[.$I$3:.$I$122])+SUMPRODUCT([.$B$3:.$B$122]=[.B5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1];1;FIND(&quot;,&quot;;[Entrada.A61])-1))" office:value-type="float" office:value="3">
            <text:p>3</text:p>
          </table:table-cell>
          <table:table-cell table:style-name="ce7" table:formula="of:=VALUE(MID([Entrada.A61];FIND(&quot;,&quot;;[Entrada.A61])+1;LEN([Entrada.A61])))" office:value-type="float" office:value="8">
            <text:p>8</text:p>
          </table:table-cell>
          <table:table-cell table:number-columns-repeated="5"/>
          <table:table-cell table:style-name="ce7" table:formula="of:=CONCATENATE(&quot;x[&quot;;[.A58];&quot;,&quot;;[.B58];&quot;]&quot;)" office:value-type="string" office:string-value="x[3,8]">
            <text:p>x[3,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8];&quot;,&quot;;[.B58];&quot;)&quot;)" office:value-type="string" office:string-value="(3,8)">
            <text:p>(3,8)</text:p>
          </table:table-cell>
          <table:table-cell table:style-name="ce9" table:formula="of:=SUMPRODUCT([.$A$3:.$A$122]=[.A58];[.$I$3:.$I$122])+SUMPRODUCT([.$A$3:.$A$122]=[.B58];[.$I$3:.$I$122])+SUMPRODUCT([.$B$3:.$B$122]=[.A58];[.$I$3:.$I$122])+SUMPRODUCT([.$B$3:.$B$122]=[.B5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2];1;FIND(&quot;,&quot;;[Entrada.A62])-1))" office:value-type="float" office:value="1">
            <text:p>1</text:p>
          </table:table-cell>
          <table:table-cell table:style-name="ce7" table:formula="of:=VALUE(MID([Entrada.A62];FIND(&quot;,&quot;;[Entrada.A62])+1;LEN([Entrada.A62])))" office:value-type="float" office:value="8">
            <text:p>8</text:p>
          </table:table-cell>
          <table:table-cell table:number-columns-repeated="5"/>
          <table:table-cell table:style-name="ce7" table:formula="of:=CONCATENATE(&quot;x[&quot;;[.A59];&quot;,&quot;;[.B59];&quot;]&quot;)" office:value-type="string" office:string-value="x[1,8]">
            <text:p>x[1,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59];&quot;,&quot;;[.B59];&quot;)&quot;)" office:value-type="string" office:string-value="(1,8)">
            <text:p>(1,8)</text:p>
          </table:table-cell>
          <table:table-cell table:style-name="ce9" table:formula="of:=SUMPRODUCT([.$A$3:.$A$122]=[.A59];[.$I$3:.$I$122])+SUMPRODUCT([.$A$3:.$A$122]=[.B59];[.$I$3:.$I$122])+SUMPRODUCT([.$B$3:.$B$122]=[.A59];[.$I$3:.$I$122])+SUMPRODUCT([.$B$3:.$B$122]=[.B5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3];1;FIND(&quot;,&quot;;[Entrada.A63])-1))" office:value-type="float" office:value="14">
            <text:p>14</text:p>
          </table:table-cell>
          <table:table-cell table:style-name="ce7" table:formula="of:=VALUE(MID([Entrada.A63];FIND(&quot;,&quot;;[Entrada.A63])+1;LEN([Entrada.A63])))" office:value-type="float" office:value="18">
            <text:p>18</text:p>
          </table:table-cell>
          <table:table-cell table:number-columns-repeated="5"/>
          <table:table-cell table:style-name="ce7" table:formula="of:=CONCATENATE(&quot;x[&quot;;[.A60];&quot;,&quot;;[.B60];&quot;]&quot;)" office:value-type="string" office:string-value="x[14,18]">
            <text:p>x[14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0];&quot;,&quot;;[.B60];&quot;)&quot;)" office:value-type="string" office:string-value="(14,18)">
            <text:p>(14,18)</text:p>
          </table:table-cell>
          <table:table-cell table:style-name="ce9" table:formula="of:=SUMPRODUCT([.$A$3:.$A$122]=[.A60];[.$I$3:.$I$122])+SUMPRODUCT([.$A$3:.$A$122]=[.B60];[.$I$3:.$I$122])+SUMPRODUCT([.$B$3:.$B$122]=[.A60];[.$I$3:.$I$122])+SUMPRODUCT([.$B$3:.$B$122]=[.B6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4];1;FIND(&quot;,&quot;;[Entrada.A64])-1))" office:value-type="float" office:value="10">
            <text:p>10</text:p>
          </table:table-cell>
          <table:table-cell table:style-name="ce7" table:formula="of:=VALUE(MID([Entrada.A64];FIND(&quot;,&quot;;[Entrada.A64])+1;LEN([Entrada.A64])))" office:value-type="float" office:value="18">
            <text:p>18</text:p>
          </table:table-cell>
          <table:table-cell table:number-columns-repeated="5"/>
          <table:table-cell table:style-name="ce7" table:formula="of:=CONCATENATE(&quot;x[&quot;;[.A61];&quot;,&quot;;[.B61];&quot;]&quot;)" office:value-type="string" office:string-value="x[10,18]">
            <text:p>x[10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1];&quot;,&quot;;[.B61];&quot;)&quot;)" office:value-type="string" office:string-value="(10,18)">
            <text:p>(10,18)</text:p>
          </table:table-cell>
          <table:table-cell table:style-name="ce9" table:formula="of:=SUMPRODUCT([.$A$3:.$A$122]=[.A61];[.$I$3:.$I$122])+SUMPRODUCT([.$A$3:.$A$122]=[.B61];[.$I$3:.$I$122])+SUMPRODUCT([.$B$3:.$B$122]=[.A61];[.$I$3:.$I$122])+SUMPRODUCT([.$B$3:.$B$122]=[.B6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5];1;FIND(&quot;,&quot;;[Entrada.A65])-1))" office:value-type="float" office:value="4">
            <text:p>4</text:p>
          </table:table-cell>
          <table:table-cell table:style-name="ce7" table:formula="of:=VALUE(MID([Entrada.A65];FIND(&quot;,&quot;;[Entrada.A65])+1;LEN([Entrada.A65])))" office:value-type="float" office:value="10">
            <text:p>10</text:p>
          </table:table-cell>
          <table:table-cell table:number-columns-repeated="5"/>
          <table:table-cell table:style-name="ce7" table:formula="of:=CONCATENATE(&quot;x[&quot;;[.A62];&quot;,&quot;;[.B62];&quot;]&quot;)" office:value-type="string" office:string-value="x[4,10]">
            <text:p>x[4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2];&quot;,&quot;;[.B62];&quot;)&quot;)" office:value-type="string" office:string-value="(4,10)">
            <text:p>(4,10)</text:p>
          </table:table-cell>
          <table:table-cell table:style-name="ce9" table:formula="of:=SUMPRODUCT([.$A$3:.$A$122]=[.A62];[.$I$3:.$I$122])+SUMPRODUCT([.$A$3:.$A$122]=[.B62];[.$I$3:.$I$122])+SUMPRODUCT([.$B$3:.$B$122]=[.A62];[.$I$3:.$I$122])+SUMPRODUCT([.$B$3:.$B$122]=[.B6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6];1;FIND(&quot;,&quot;;[Entrada.A66])-1))" office:value-type="float" office:value="2">
            <text:p>2</text:p>
          </table:table-cell>
          <table:table-cell table:style-name="ce7" table:formula="of:=VALUE(MID([Entrada.A66];FIND(&quot;,&quot;;[Entrada.A66])+1;LEN([Entrada.A66])))" office:value-type="float" office:value="6">
            <text:p>6</text:p>
          </table:table-cell>
          <table:table-cell table:number-columns-repeated="5"/>
          <table:table-cell table:style-name="ce7" table:formula="of:=CONCATENATE(&quot;x[&quot;;[.A63];&quot;,&quot;;[.B63];&quot;]&quot;)" office:value-type="string" office:string-value="x[2,6]">
            <text:p>x[2,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3];&quot;,&quot;;[.B63];&quot;)&quot;)" office:value-type="string" office:string-value="(2,6)">
            <text:p>(2,6)</text:p>
          </table:table-cell>
          <table:table-cell table:style-name="ce9" table:formula="of:=SUMPRODUCT([.$A$3:.$A$122]=[.A63];[.$I$3:.$I$122])+SUMPRODUCT([.$A$3:.$A$122]=[.B63];[.$I$3:.$I$122])+SUMPRODUCT([.$B$3:.$B$122]=[.A63];[.$I$3:.$I$122])+SUMPRODUCT([.$B$3:.$B$122]=[.B63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7];1;FIND(&quot;,&quot;;[Entrada.A67])-1))" office:value-type="float" office:value="4">
            <text:p>4</text:p>
          </table:table-cell>
          <table:table-cell table:style-name="ce7" table:formula="of:=VALUE(MID([Entrada.A67];FIND(&quot;,&quot;;[Entrada.A67])+1;LEN([Entrada.A67])))" office:value-type="float" office:value="16">
            <text:p>16</text:p>
          </table:table-cell>
          <table:table-cell table:number-columns-repeated="5"/>
          <table:table-cell table:style-name="ce7" table:formula="of:=CONCATENATE(&quot;x[&quot;;[.A64];&quot;,&quot;;[.B64];&quot;]&quot;)" office:value-type="string" office:string-value="x[4,16]">
            <text:p>x[4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4];&quot;,&quot;;[.B64];&quot;)&quot;)" office:value-type="string" office:string-value="(4,16)">
            <text:p>(4,16)</text:p>
          </table:table-cell>
          <table:table-cell table:style-name="ce9" table:formula="of:=SUMPRODUCT([.$A$3:.$A$122]=[.A64];[.$I$3:.$I$122])+SUMPRODUCT([.$A$3:.$A$122]=[.B64];[.$I$3:.$I$122])+SUMPRODUCT([.$B$3:.$B$122]=[.A64];[.$I$3:.$I$122])+SUMPRODUCT([.$B$3:.$B$122]=[.B6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8];1;FIND(&quot;,&quot;;[Entrada.A68])-1))" office:value-type="float" office:value="16">
            <text:p>16</text:p>
          </table:table-cell>
          <table:table-cell table:style-name="ce7" table:formula="of:=VALUE(MID([Entrada.A68];FIND(&quot;,&quot;;[Entrada.A68])+1;LEN([Entrada.A68])))" office:value-type="float" office:value="19">
            <text:p>19</text:p>
          </table:table-cell>
          <table:table-cell table:number-columns-repeated="5"/>
          <table:table-cell table:style-name="ce7" table:formula="of:=CONCATENATE(&quot;x[&quot;;[.A65];&quot;,&quot;;[.B65];&quot;]&quot;)" office:value-type="string" office:string-value="x[16,19]">
            <text:p>x[16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5];&quot;,&quot;;[.B65];&quot;)&quot;)" office:value-type="string" office:string-value="(16,19)">
            <text:p>(16,19)</text:p>
          </table:table-cell>
          <table:table-cell table:style-name="ce9" table:formula="of:=SUMPRODUCT([.$A$3:.$A$122]=[.A65];[.$I$3:.$I$122])+SUMPRODUCT([.$A$3:.$A$122]=[.B65];[.$I$3:.$I$122])+SUMPRODUCT([.$B$3:.$B$122]=[.A65];[.$I$3:.$I$122])+SUMPRODUCT([.$B$3:.$B$122]=[.B6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69];1;FIND(&quot;,&quot;;[Entrada.A69])-1))" office:value-type="float" office:value="17">
            <text:p>17</text:p>
          </table:table-cell>
          <table:table-cell table:style-name="ce7" table:formula="of:=VALUE(MID([Entrada.A69];FIND(&quot;,&quot;;[Entrada.A69])+1;LEN([Entrada.A69])))" office:value-type="float" office:value="18">
            <text:p>18</text:p>
          </table:table-cell>
          <table:table-cell table:number-columns-repeated="5"/>
          <table:table-cell table:style-name="ce7" table:formula="of:=CONCATENATE(&quot;x[&quot;;[.A66];&quot;,&quot;;[.B66];&quot;]&quot;)" office:value-type="string" office:string-value="x[17,18]">
            <text:p>x[17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6];&quot;,&quot;;[.B66];&quot;)&quot;)" office:value-type="string" office:string-value="(17,18)">
            <text:p>(17,18)</text:p>
          </table:table-cell>
          <table:table-cell table:style-name="ce9" table:formula="of:=SUMPRODUCT([.$A$3:.$A$122]=[.A66];[.$I$3:.$I$122])+SUMPRODUCT([.$A$3:.$A$122]=[.B66];[.$I$3:.$I$122])+SUMPRODUCT([.$B$3:.$B$122]=[.A66];[.$I$3:.$I$122])+SUMPRODUCT([.$B$3:.$B$122]=[.B6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0];1;FIND(&quot;,&quot;;[Entrada.A70])-1))" office:value-type="float" office:value="11">
            <text:p>11</text:p>
          </table:table-cell>
          <table:table-cell table:style-name="ce7" table:formula="of:=VALUE(MID([Entrada.A70];FIND(&quot;,&quot;;[Entrada.A70])+1;LEN([Entrada.A70])))" office:value-type="float" office:value="16">
            <text:p>16</text:p>
          </table:table-cell>
          <table:table-cell table:number-columns-repeated="5"/>
          <table:table-cell table:style-name="ce7" table:formula="of:=CONCATENATE(&quot;x[&quot;;[.A67];&quot;,&quot;;[.B67];&quot;]&quot;)" office:value-type="string" office:string-value="x[11,16]">
            <text:p>x[11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7];&quot;,&quot;;[.B67];&quot;)&quot;)" office:value-type="string" office:string-value="(11,16)">
            <text:p>(11,16)</text:p>
          </table:table-cell>
          <table:table-cell table:style-name="ce9" table:formula="of:=SUMPRODUCT([.$A$3:.$A$122]=[.A67];[.$I$3:.$I$122])+SUMPRODUCT([.$A$3:.$A$122]=[.B67];[.$I$3:.$I$122])+SUMPRODUCT([.$B$3:.$B$122]=[.A67];[.$I$3:.$I$122])+SUMPRODUCT([.$B$3:.$B$122]=[.B6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1];1;FIND(&quot;,&quot;;[Entrada.A71])-1))" office:value-type="float" office:value="4">
            <text:p>4</text:p>
          </table:table-cell>
          <table:table-cell table:style-name="ce7" table:formula="of:=VALUE(MID([Entrada.A71];FIND(&quot;,&quot;;[Entrada.A71])+1;LEN([Entrada.A71])))" office:value-type="float" office:value="6">
            <text:p>6</text:p>
          </table:table-cell>
          <table:table-cell table:number-columns-repeated="5"/>
          <table:table-cell table:style-name="ce7" table:formula="of:=CONCATENATE(&quot;x[&quot;;[.A68];&quot;,&quot;;[.B68];&quot;]&quot;)" office:value-type="string" office:string-value="x[4,6]">
            <text:p>x[4,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8];&quot;,&quot;;[.B68];&quot;)&quot;)" office:value-type="string" office:string-value="(4,6)">
            <text:p>(4,6)</text:p>
          </table:table-cell>
          <table:table-cell table:style-name="ce9" table:formula="of:=SUMPRODUCT([.$A$3:.$A$122]=[.A68];[.$I$3:.$I$122])+SUMPRODUCT([.$A$3:.$A$122]=[.B68];[.$I$3:.$I$122])+SUMPRODUCT([.$B$3:.$B$122]=[.A68];[.$I$3:.$I$122])+SUMPRODUCT([.$B$3:.$B$122]=[.B6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2];1;FIND(&quot;,&quot;;[Entrada.A72])-1))" office:value-type="float" office:value="5">
            <text:p>5</text:p>
          </table:table-cell>
          <table:table-cell table:style-name="ce7" table:formula="of:=VALUE(MID([Entrada.A72];FIND(&quot;,&quot;;[Entrada.A72])+1;LEN([Entrada.A72])))" office:value-type="float" office:value="7">
            <text:p>7</text:p>
          </table:table-cell>
          <table:table-cell table:number-columns-repeated="5"/>
          <table:table-cell table:style-name="ce7" table:formula="of:=CONCATENATE(&quot;x[&quot;;[.A69];&quot;,&quot;;[.B69];&quot;]&quot;)" office:value-type="string" office:string-value="x[5,7]">
            <text:p>x[5,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69];&quot;,&quot;;[.B69];&quot;)&quot;)" office:value-type="string" office:string-value="(5,7)">
            <text:p>(5,7)</text:p>
          </table:table-cell>
          <table:table-cell table:style-name="ce9" table:formula="of:=SUMPRODUCT([.$A$3:.$A$122]=[.A69];[.$I$3:.$I$122])+SUMPRODUCT([.$A$3:.$A$122]=[.B69];[.$I$3:.$I$122])+SUMPRODUCT([.$B$3:.$B$122]=[.A69];[.$I$3:.$I$122])+SUMPRODUCT([.$B$3:.$B$122]=[.B69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3];1;FIND(&quot;,&quot;;[Entrada.A73])-1))" office:value-type="float" office:value="7">
            <text:p>7</text:p>
          </table:table-cell>
          <table:table-cell table:style-name="ce7" table:formula="of:=VALUE(MID([Entrada.A73];FIND(&quot;,&quot;;[Entrada.A73])+1;LEN([Entrada.A73])))" office:value-type="float" office:value="17">
            <text:p>17</text:p>
          </table:table-cell>
          <table:table-cell table:number-columns-repeated="5"/>
          <table:table-cell table:style-name="ce7" table:formula="of:=CONCATENATE(&quot;x[&quot;;[.A70];&quot;,&quot;;[.B70];&quot;]&quot;)" office:value-type="string" office:string-value="x[7,17]">
            <text:p>x[7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0];&quot;,&quot;;[.B70];&quot;)&quot;)" office:value-type="string" office:string-value="(7,17)">
            <text:p>(7,17)</text:p>
          </table:table-cell>
          <table:table-cell table:style-name="ce9" table:formula="of:=SUMPRODUCT([.$A$3:.$A$122]=[.A70];[.$I$3:.$I$122])+SUMPRODUCT([.$A$3:.$A$122]=[.B70];[.$I$3:.$I$122])+SUMPRODUCT([.$B$3:.$B$122]=[.A70];[.$I$3:.$I$122])+SUMPRODUCT([.$B$3:.$B$122]=[.B70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4];1;FIND(&quot;,&quot;;[Entrada.A74])-1))" office:value-type="float" office:value="8">
            <text:p>8</text:p>
          </table:table-cell>
          <table:table-cell table:style-name="ce7" table:formula="of:=VALUE(MID([Entrada.A74];FIND(&quot;,&quot;;[Entrada.A74])+1;LEN([Entrada.A74])))" office:value-type="float" office:value="13">
            <text:p>13</text:p>
          </table:table-cell>
          <table:table-cell table:number-columns-repeated="5"/>
          <table:table-cell table:style-name="ce7" table:formula="of:=CONCATENATE(&quot;x[&quot;;[.A71];&quot;,&quot;;[.B71];&quot;]&quot;)" office:value-type="string" office:string-value="x[8,13]">
            <text:p>x[8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1];&quot;,&quot;;[.B71];&quot;)&quot;)" office:value-type="string" office:string-value="(8,13)">
            <text:p>(8,13)</text:p>
          </table:table-cell>
          <table:table-cell table:style-name="ce9" table:formula="of:=SUMPRODUCT([.$A$3:.$A$122]=[.A71];[.$I$3:.$I$122])+SUMPRODUCT([.$A$3:.$A$122]=[.B71];[.$I$3:.$I$122])+SUMPRODUCT([.$B$3:.$B$122]=[.A71];[.$I$3:.$I$122])+SUMPRODUCT([.$B$3:.$B$122]=[.B7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5];1;FIND(&quot;,&quot;;[Entrada.A75])-1))" office:value-type="float" office:value="10">
            <text:p>10</text:p>
          </table:table-cell>
          <table:table-cell table:style-name="ce7" table:formula="of:=VALUE(MID([Entrada.A75];FIND(&quot;,&quot;;[Entrada.A75])+1;LEN([Entrada.A75])))" office:value-type="float" office:value="15">
            <text:p>15</text:p>
          </table:table-cell>
          <table:table-cell table:number-columns-repeated="5"/>
          <table:table-cell table:style-name="ce7" table:formula="of:=CONCATENATE(&quot;x[&quot;;[.A72];&quot;,&quot;;[.B72];&quot;]&quot;)" office:value-type="string" office:string-value="x[10,15]">
            <text:p>x[10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2];&quot;,&quot;;[.B72];&quot;)&quot;)" office:value-type="string" office:string-value="(10,15)">
            <text:p>(10,15)</text:p>
          </table:table-cell>
          <table:table-cell table:style-name="ce9" table:formula="of:=SUMPRODUCT([.$A$3:.$A$122]=[.A72];[.$I$3:.$I$122])+SUMPRODUCT([.$A$3:.$A$122]=[.B72];[.$I$3:.$I$122])+SUMPRODUCT([.$B$3:.$B$122]=[.A72];[.$I$3:.$I$122])+SUMPRODUCT([.$B$3:.$B$122]=[.B72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6];1;FIND(&quot;,&quot;;[Entrada.A76])-1))" office:value-type="float" office:value="8">
            <text:p>8</text:p>
          </table:table-cell>
          <table:table-cell table:style-name="ce7" table:formula="of:=VALUE(MID([Entrada.A76];FIND(&quot;,&quot;;[Entrada.A76])+1;LEN([Entrada.A76])))" office:value-type="float" office:value="19">
            <text:p>19</text:p>
          </table:table-cell>
          <table:table-cell table:number-columns-repeated="5"/>
          <table:table-cell table:style-name="ce7" table:formula="of:=CONCATENATE(&quot;x[&quot;;[.A73];&quot;,&quot;;[.B73];&quot;]&quot;)" office:value-type="string" office:string-value="x[8,19]">
            <text:p>x[8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3];&quot;,&quot;;[.B73];&quot;)&quot;)" office:value-type="string" office:string-value="(8,19)">
            <text:p>(8,19)</text:p>
          </table:table-cell>
          <table:table-cell table:style-name="ce9" table:formula="of:=SUMPRODUCT([.$A$3:.$A$122]=[.A73];[.$I$3:.$I$122])+SUMPRODUCT([.$A$3:.$A$122]=[.B73];[.$I$3:.$I$122])+SUMPRODUCT([.$B$3:.$B$122]=[.A73];[.$I$3:.$I$122])+SUMPRODUCT([.$B$3:.$B$122]=[.B7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7];1;FIND(&quot;,&quot;;[Entrada.A77])-1))" office:value-type="float" office:value="9">
            <text:p>9</text:p>
          </table:table-cell>
          <table:table-cell table:style-name="ce7" table:formula="of:=VALUE(MID([Entrada.A77];FIND(&quot;,&quot;;[Entrada.A77])+1;LEN([Entrada.A77])))" office:value-type="float" office:value="18">
            <text:p>18</text:p>
          </table:table-cell>
          <table:table-cell table:number-columns-repeated="5"/>
          <table:table-cell table:style-name="ce7" table:formula="of:=CONCATENATE(&quot;x[&quot;;[.A74];&quot;,&quot;;[.B74];&quot;]&quot;)" office:value-type="string" office:string-value="x[9,18]">
            <text:p>x[9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4];&quot;,&quot;;[.B74];&quot;)&quot;)" office:value-type="string" office:string-value="(9,18)">
            <text:p>(9,18)</text:p>
          </table:table-cell>
          <table:table-cell table:style-name="ce9" table:formula="of:=SUMPRODUCT([.$A$3:.$A$122]=[.A74];[.$I$3:.$I$122])+SUMPRODUCT([.$A$3:.$A$122]=[.B74];[.$I$3:.$I$122])+SUMPRODUCT([.$B$3:.$B$122]=[.A74];[.$I$3:.$I$122])+SUMPRODUCT([.$B$3:.$B$122]=[.B7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8];1;FIND(&quot;,&quot;;[Entrada.A78])-1))" office:value-type="float" office:value="1">
            <text:p>1</text:p>
          </table:table-cell>
          <table:table-cell table:style-name="ce7" table:formula="of:=VALUE(MID([Entrada.A78];FIND(&quot;,&quot;;[Entrada.A78])+1;LEN([Entrada.A78])))" office:value-type="float" office:value="20">
            <text:p>20</text:p>
          </table:table-cell>
          <table:table-cell table:number-columns-repeated="5"/>
          <table:table-cell table:style-name="ce7" table:formula="of:=CONCATENATE(&quot;x[&quot;;[.A75];&quot;,&quot;;[.B75];&quot;]&quot;)" office:value-type="string" office:string-value="x[1,20]">
            <text:p>x[1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5];&quot;,&quot;;[.B75];&quot;)&quot;)" office:value-type="string" office:string-value="(1,20)">
            <text:p>(1,20)</text:p>
          </table:table-cell>
          <table:table-cell table:style-name="ce9" table:formula="of:=SUMPRODUCT([.$A$3:.$A$122]=[.A75];[.$I$3:.$I$122])+SUMPRODUCT([.$A$3:.$A$122]=[.B75];[.$I$3:.$I$122])+SUMPRODUCT([.$B$3:.$B$122]=[.A75];[.$I$3:.$I$122])+SUMPRODUCT([.$B$3:.$B$122]=[.B7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9];1;FIND(&quot;,&quot;;[Entrada.A79])-1))" office:value-type="float" office:value="2">
            <text:p>2</text:p>
          </table:table-cell>
          <table:table-cell table:style-name="ce7" table:formula="of:=VALUE(MID([Entrada.A79];FIND(&quot;,&quot;;[Entrada.A79])+1;LEN([Entrada.A79])))" office:value-type="float" office:value="19">
            <text:p>19</text:p>
          </table:table-cell>
          <table:table-cell table:number-columns-repeated="5"/>
          <table:table-cell table:style-name="ce7" table:formula="of:=CONCATENATE(&quot;x[&quot;;[.A76];&quot;,&quot;;[.B76];&quot;]&quot;)" office:value-type="string" office:string-value="x[2,19]">
            <text:p>x[2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6];&quot;,&quot;;[.B76];&quot;)&quot;)" office:value-type="string" office:string-value="(2,19)">
            <text:p>(2,19)</text:p>
          </table:table-cell>
          <table:table-cell table:style-name="ce9" table:formula="of:=SUMPRODUCT([.$A$3:.$A$122]=[.A76];[.$I$3:.$I$122])+SUMPRODUCT([.$A$3:.$A$122]=[.B76];[.$I$3:.$I$122])+SUMPRODUCT([.$B$3:.$B$122]=[.A76];[.$I$3:.$I$122])+SUMPRODUCT([.$B$3:.$B$122]=[.B76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0];1;FIND(&quot;,&quot;;[Entrada.A80])-1))" office:value-type="float" office:value="3">
            <text:p>3</text:p>
          </table:table-cell>
          <table:table-cell table:style-name="ce7" table:formula="of:=VALUE(MID([Entrada.A80];FIND(&quot;,&quot;;[Entrada.A80])+1;LEN([Entrada.A80])))" office:value-type="float" office:value="10">
            <text:p>10</text:p>
          </table:table-cell>
          <table:table-cell table:number-columns-repeated="5"/>
          <table:table-cell table:style-name="ce7" table:formula="of:=CONCATENATE(&quot;x[&quot;;[.A77];&quot;,&quot;;[.B77];&quot;]&quot;)" office:value-type="string" office:string-value="x[3,10]">
            <text:p>x[3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7];&quot;,&quot;;[.B77];&quot;)&quot;)" office:value-type="string" office:string-value="(3,10)">
            <text:p>(3,10)</text:p>
          </table:table-cell>
          <table:table-cell table:style-name="ce9" table:formula="of:=SUMPRODUCT([.$A$3:.$A$122]=[.A77];[.$I$3:.$I$122])+SUMPRODUCT([.$A$3:.$A$122]=[.B77];[.$I$3:.$I$122])+SUMPRODUCT([.$B$3:.$B$122]=[.A77];[.$I$3:.$I$122])+SUMPRODUCT([.$B$3:.$B$122]=[.B7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1];1;FIND(&quot;,&quot;;[Entrada.A81])-1))" office:value-type="float" office:value="1">
            <text:p>1</text:p>
          </table:table-cell>
          <table:table-cell table:style-name="ce7" table:formula="of:=VALUE(MID([Entrada.A81];FIND(&quot;,&quot;;[Entrada.A81])+1;LEN([Entrada.A81])))" office:value-type="float" office:value="14">
            <text:p>14</text:p>
          </table:table-cell>
          <table:table-cell table:number-columns-repeated="5"/>
          <table:table-cell table:style-name="ce7" table:formula="of:=CONCATENATE(&quot;x[&quot;;[.A78];&quot;,&quot;;[.B78];&quot;]&quot;)" office:value-type="string" office:string-value="x[1,14]">
            <text:p>x[1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8];&quot;,&quot;;[.B78];&quot;)&quot;)" office:value-type="string" office:string-value="(1,14)">
            <text:p>(1,14)</text:p>
          </table:table-cell>
          <table:table-cell table:style-name="ce9" table:formula="of:=SUMPRODUCT([.$A$3:.$A$122]=[.A78];[.$I$3:.$I$122])+SUMPRODUCT([.$A$3:.$A$122]=[.B78];[.$I$3:.$I$122])+SUMPRODUCT([.$B$3:.$B$122]=[.A78];[.$I$3:.$I$122])+SUMPRODUCT([.$B$3:.$B$122]=[.B7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2];1;FIND(&quot;,&quot;;[Entrada.A82])-1))" office:value-type="float" office:value="2">
            <text:p>2</text:p>
          </table:table-cell>
          <table:table-cell table:style-name="ce7" table:formula="of:=VALUE(MID([Entrada.A82];FIND(&quot;,&quot;;[Entrada.A82])+1;LEN([Entrada.A82])))" office:value-type="float" office:value="13">
            <text:p>13</text:p>
          </table:table-cell>
          <table:table-cell table:number-columns-repeated="5"/>
          <table:table-cell table:style-name="ce7" table:formula="of:=CONCATENATE(&quot;x[&quot;;[.A79];&quot;,&quot;;[.B79];&quot;]&quot;)" office:value-type="string" office:string-value="x[2,13]">
            <text:p>x[2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79];&quot;,&quot;;[.B79];&quot;)&quot;)" office:value-type="string" office:string-value="(2,13)">
            <text:p>(2,13)</text:p>
          </table:table-cell>
          <table:table-cell table:style-name="ce9" table:formula="of:=SUMPRODUCT([.$A$3:.$A$122]=[.A79];[.$I$3:.$I$122])+SUMPRODUCT([.$A$3:.$A$122]=[.B79];[.$I$3:.$I$122])+SUMPRODUCT([.$B$3:.$B$122]=[.A79];[.$I$3:.$I$122])+SUMPRODUCT([.$B$3:.$B$122]=[.B79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3];1;FIND(&quot;,&quot;;[Entrada.A83])-1))" office:value-type="float" office:value="3">
            <text:p>3</text:p>
          </table:table-cell>
          <table:table-cell table:style-name="ce7" table:formula="of:=VALUE(MID([Entrada.A83];FIND(&quot;,&quot;;[Entrada.A83])+1;LEN([Entrada.A83])))" office:value-type="float" office:value="16">
            <text:p>16</text:p>
          </table:table-cell>
          <table:table-cell table:number-columns-repeated="5"/>
          <table:table-cell table:style-name="ce7" table:formula="of:=CONCATENATE(&quot;x[&quot;;[.A80];&quot;,&quot;;[.B80];&quot;]&quot;)" office:value-type="string" office:string-value="x[3,16]">
            <text:p>x[3,16]</text:p>
          </table:table-cell>
          <table:table-cell table:style-name="ce7" office:value-type="float" office:value="1">
            <text:p>1</text:p>
          </table:table-cell>
          <table:table-cell table:number-columns-repeated="8"/>
          <table:table-cell table:style-name="ce15" table:formula="of:=CONCATENATE(&quot;(&quot;;[.A80];&quot;,&quot;;[.B80];&quot;)&quot;)" office:value-type="string" office:string-value="(3,16)">
            <text:p>(3,16)</text:p>
          </table:table-cell>
          <table:table-cell table:style-name="ce9" table:formula="of:=SUMPRODUCT([.$A$3:.$A$122]=[.A80];[.$I$3:.$I$122])+SUMPRODUCT([.$A$3:.$A$122]=[.B80];[.$I$3:.$I$122])+SUMPRODUCT([.$B$3:.$B$122]=[.A80];[.$I$3:.$I$122])+SUMPRODUCT([.$B$3:.$B$122]=[.B8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4];1;FIND(&quot;,&quot;;[Entrada.A84])-1))" office:value-type="float" office:value="6">
            <text:p>6</text:p>
          </table:table-cell>
          <table:table-cell table:style-name="ce7" table:formula="of:=VALUE(MID([Entrada.A84];FIND(&quot;,&quot;;[Entrada.A84])+1;LEN([Entrada.A84])))" office:value-type="float" office:value="15">
            <text:p>15</text:p>
          </table:table-cell>
          <table:table-cell table:number-columns-repeated="5"/>
          <table:table-cell table:style-name="ce7" table:formula="of:=CONCATENATE(&quot;x[&quot;;[.A81];&quot;,&quot;;[.B81];&quot;]&quot;)" office:value-type="string" office:string-value="x[6,15]">
            <text:p>x[6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1];&quot;,&quot;;[.B81];&quot;)&quot;)" office:value-type="string" office:string-value="(6,15)">
            <text:p>(6,15)</text:p>
          </table:table-cell>
          <table:table-cell table:style-name="ce9" table:formula="of:=SUMPRODUCT([.$A$3:.$A$122]=[.A81];[.$I$3:.$I$122])+SUMPRODUCT([.$A$3:.$A$122]=[.B81];[.$I$3:.$I$122])+SUMPRODUCT([.$B$3:.$B$122]=[.A81];[.$I$3:.$I$122])+SUMPRODUCT([.$B$3:.$B$122]=[.B81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5];1;FIND(&quot;,&quot;;[Entrada.A85])-1))" office:value-type="float" office:value="14">
            <text:p>14</text:p>
          </table:table-cell>
          <table:table-cell table:style-name="ce7" table:formula="of:=VALUE(MID([Entrada.A85];FIND(&quot;,&quot;;[Entrada.A85])+1;LEN([Entrada.A85])))" office:value-type="float" office:value="16">
            <text:p>16</text:p>
          </table:table-cell>
          <table:table-cell table:number-columns-repeated="5"/>
          <table:table-cell table:style-name="ce7" table:formula="of:=CONCATENATE(&quot;x[&quot;;[.A82];&quot;,&quot;;[.B82];&quot;]&quot;)" office:value-type="string" office:string-value="x[14,16]">
            <text:p>x[14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2];&quot;,&quot;;[.B82];&quot;)&quot;)" office:value-type="string" office:string-value="(14,16)">
            <text:p>(14,16)</text:p>
          </table:table-cell>
          <table:table-cell table:style-name="ce9" table:formula="of:=SUMPRODUCT([.$A$3:.$A$122]=[.A82];[.$I$3:.$I$122])+SUMPRODUCT([.$A$3:.$A$122]=[.B82];[.$I$3:.$I$122])+SUMPRODUCT([.$B$3:.$B$122]=[.A82];[.$I$3:.$I$122])+SUMPRODUCT([.$B$3:.$B$122]=[.B8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6];1;FIND(&quot;,&quot;;[Entrada.A86])-1))" office:value-type="float" office:value="10">
            <text:p>10</text:p>
          </table:table-cell>
          <table:table-cell table:style-name="ce7" table:formula="of:=VALUE(MID([Entrada.A86];FIND(&quot;,&quot;;[Entrada.A86])+1;LEN([Entrada.A86])))" office:value-type="float" office:value="16">
            <text:p>16</text:p>
          </table:table-cell>
          <table:table-cell table:number-columns-repeated="5"/>
          <table:table-cell table:style-name="ce7" table:formula="of:=CONCATENATE(&quot;x[&quot;;[.A83];&quot;,&quot;;[.B83];&quot;]&quot;)" office:value-type="string" office:string-value="x[10,16]">
            <text:p>x[10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3];&quot;,&quot;;[.B83];&quot;)&quot;)" office:value-type="string" office:string-value="(10,16)">
            <text:p>(10,16)</text:p>
          </table:table-cell>
          <table:table-cell table:style-name="ce9" table:formula="of:=SUMPRODUCT([.$A$3:.$A$122]=[.A83];[.$I$3:.$I$122])+SUMPRODUCT([.$A$3:.$A$122]=[.B83];[.$I$3:.$I$122])+SUMPRODUCT([.$B$3:.$B$122]=[.A83];[.$I$3:.$I$122])+SUMPRODUCT([.$B$3:.$B$122]=[.B8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7];1;FIND(&quot;,&quot;;[Entrada.A87])-1))" office:value-type="float" office:value="2">
            <text:p>2</text:p>
          </table:table-cell>
          <table:table-cell table:style-name="ce7" table:formula="of:=VALUE(MID([Entrada.A87];FIND(&quot;,&quot;;[Entrada.A87])+1;LEN([Entrada.A87])))" office:value-type="float" office:value="4">
            <text:p>4</text:p>
          </table:table-cell>
          <table:table-cell table:number-columns-repeated="5"/>
          <table:table-cell table:style-name="ce7" table:formula="of:=CONCATENATE(&quot;x[&quot;;[.A84];&quot;,&quot;;[.B84];&quot;]&quot;)" office:value-type="string" office:string-value="x[2,4]">
            <text:p>x[2,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4];&quot;,&quot;;[.B84];&quot;)&quot;)" office:value-type="string" office:string-value="(2,4)">
            <text:p>(2,4)</text:p>
          </table:table-cell>
          <table:table-cell table:style-name="ce9" table:formula="of:=SUMPRODUCT([.$A$3:.$A$122]=[.A84];[.$I$3:.$I$122])+SUMPRODUCT([.$A$3:.$A$122]=[.B84];[.$I$3:.$I$122])+SUMPRODUCT([.$B$3:.$B$122]=[.A84];[.$I$3:.$I$122])+SUMPRODUCT([.$B$3:.$B$122]=[.B84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8];1;FIND(&quot;,&quot;;[Entrada.A88])-1))" office:value-type="float" office:value="5">
            <text:p>5</text:p>
          </table:table-cell>
          <table:table-cell table:style-name="ce7" table:formula="of:=VALUE(MID([Entrada.A88];FIND(&quot;,&quot;;[Entrada.A88])+1;LEN([Entrada.A88])))" office:value-type="float" office:value="9">
            <text:p>9</text:p>
          </table:table-cell>
          <table:table-cell table:number-columns-repeated="5"/>
          <table:table-cell table:style-name="ce7" table:formula="of:=CONCATENATE(&quot;x[&quot;;[.A85];&quot;,&quot;;[.B85];&quot;]&quot;)" office:value-type="string" office:string-value="x[5,9]">
            <text:p>x[5,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5];&quot;,&quot;;[.B85];&quot;)&quot;)" office:value-type="string" office:string-value="(5,9)">
            <text:p>(5,9)</text:p>
          </table:table-cell>
          <table:table-cell table:style-name="ce9" table:formula="of:=SUMPRODUCT([.$A$3:.$A$122]=[.A85];[.$I$3:.$I$122])+SUMPRODUCT([.$A$3:.$A$122]=[.B85];[.$I$3:.$I$122])+SUMPRODUCT([.$B$3:.$B$122]=[.A85];[.$I$3:.$I$122])+SUMPRODUCT([.$B$3:.$B$122]=[.B8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9];1;FIND(&quot;,&quot;;[Entrada.A89])-1))" office:value-type="float" office:value="5">
            <text:p>5</text:p>
          </table:table-cell>
          <table:table-cell table:style-name="ce7" table:formula="of:=VALUE(MID([Entrada.A89];FIND(&quot;,&quot;;[Entrada.A89])+1;LEN([Entrada.A89])))" office:value-type="float" office:value="19">
            <text:p>19</text:p>
          </table:table-cell>
          <table:table-cell table:number-columns-repeated="5"/>
          <table:table-cell table:style-name="ce7" table:formula="of:=CONCATENATE(&quot;x[&quot;;[.A86];&quot;,&quot;;[.B86];&quot;]&quot;)" office:value-type="string" office:string-value="x[5,19]">
            <text:p>x[5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6];&quot;,&quot;;[.B86];&quot;)&quot;)" office:value-type="string" office:string-value="(5,19)">
            <text:p>(5,19)</text:p>
          </table:table-cell>
          <table:table-cell table:style-name="ce9" table:formula="of:=SUMPRODUCT([.$A$3:.$A$122]=[.A86];[.$I$3:.$I$122])+SUMPRODUCT([.$A$3:.$A$122]=[.B86];[.$I$3:.$I$122])+SUMPRODUCT([.$B$3:.$B$122]=[.A86];[.$I$3:.$I$122])+SUMPRODUCT([.$B$3:.$B$122]=[.B8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0];1;FIND(&quot;,&quot;;[Entrada.A90])-1))" office:value-type="float" office:value="15">
            <text:p>15</text:p>
          </table:table-cell>
          <table:table-cell table:style-name="ce7" table:formula="of:=VALUE(MID([Entrada.A90];FIND(&quot;,&quot;;[Entrada.A90])+1;LEN([Entrada.A90])))" office:value-type="float" office:value="18">
            <text:p>18</text:p>
          </table:table-cell>
          <table:table-cell table:number-columns-repeated="5"/>
          <table:table-cell table:style-name="ce7" table:formula="of:=CONCATENATE(&quot;x[&quot;;[.A87];&quot;,&quot;;[.B87];&quot;]&quot;)" office:value-type="string" office:string-value="x[15,18]">
            <text:p>x[15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7];&quot;,&quot;;[.B87];&quot;)&quot;)" office:value-type="string" office:string-value="(15,18)">
            <text:p>(15,18)</text:p>
          </table:table-cell>
          <table:table-cell table:style-name="ce9" table:formula="of:=SUMPRODUCT([.$A$3:.$A$122]=[.A87];[.$I$3:.$I$122])+SUMPRODUCT([.$A$3:.$A$122]=[.B87];[.$I$3:.$I$122])+SUMPRODUCT([.$B$3:.$B$122]=[.A87];[.$I$3:.$I$122])+SUMPRODUCT([.$B$3:.$B$122]=[.B87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1];1;FIND(&quot;,&quot;;[Entrada.A91])-1))" office:value-type="float" office:value="11">
            <text:p>11</text:p>
          </table:table-cell>
          <table:table-cell table:style-name="ce7" table:formula="of:=VALUE(MID([Entrada.A91];FIND(&quot;,&quot;;[Entrada.A91])+1;LEN([Entrada.A91])))" office:value-type="float" office:value="18">
            <text:p>18</text:p>
          </table:table-cell>
          <table:table-cell table:number-columns-repeated="5"/>
          <table:table-cell table:style-name="ce7" table:formula="of:=CONCATENATE(&quot;x[&quot;;[.A88];&quot;,&quot;;[.B88];&quot;]&quot;)" office:value-type="string" office:string-value="x[11,18]">
            <text:p>x[11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8];&quot;,&quot;;[.B88];&quot;)&quot;)" office:value-type="string" office:string-value="(11,18)">
            <text:p>(11,18)</text:p>
          </table:table-cell>
          <table:table-cell table:style-name="ce9" table:formula="of:=SUMPRODUCT([.$A$3:.$A$122]=[.A88];[.$I$3:.$I$122])+SUMPRODUCT([.$A$3:.$A$122]=[.B88];[.$I$3:.$I$122])+SUMPRODUCT([.$B$3:.$B$122]=[.A88];[.$I$3:.$I$122])+SUMPRODUCT([.$B$3:.$B$122]=[.B8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2];1;FIND(&quot;,&quot;;[Entrada.A92])-1))" office:value-type="float" office:value="6">
            <text:p>6</text:p>
          </table:table-cell>
          <table:table-cell table:style-name="ce7" table:formula="of:=VALUE(MID([Entrada.A92];FIND(&quot;,&quot;;[Entrada.A92])+1;LEN([Entrada.A92])))" office:value-type="float" office:value="19">
            <text:p>19</text:p>
          </table:table-cell>
          <table:table-cell table:number-columns-repeated="5"/>
          <table:table-cell table:style-name="ce7" table:formula="of:=CONCATENATE(&quot;x[&quot;;[.A89];&quot;,&quot;;[.B89];&quot;]&quot;)" office:value-type="string" office:string-value="x[6,19]">
            <text:p>x[6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89];&quot;,&quot;;[.B89];&quot;)&quot;)" office:value-type="string" office:string-value="(6,19)">
            <text:p>(6,19)</text:p>
          </table:table-cell>
          <table:table-cell table:style-name="ce9" table:formula="of:=SUMPRODUCT([.$A$3:.$A$122]=[.A89];[.$I$3:.$I$122])+SUMPRODUCT([.$A$3:.$A$122]=[.B89];[.$I$3:.$I$122])+SUMPRODUCT([.$B$3:.$B$122]=[.A89];[.$I$3:.$I$122])+SUMPRODUCT([.$B$3:.$B$122]=[.B8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3];1;FIND(&quot;,&quot;;[Entrada.A93])-1))" office:value-type="float" office:value="1">
            <text:p>1</text:p>
          </table:table-cell>
          <table:table-cell table:style-name="ce7" table:formula="of:=VALUE(MID([Entrada.A93];FIND(&quot;,&quot;;[Entrada.A93])+1;LEN([Entrada.A93])))" office:value-type="float" office:value="17">
            <text:p>17</text:p>
          </table:table-cell>
          <table:table-cell table:number-columns-repeated="5"/>
          <table:table-cell table:style-name="ce7" table:formula="of:=CONCATENATE(&quot;x[&quot;;[.A90];&quot;,&quot;;[.B90];&quot;]&quot;)" office:value-type="string" office:string-value="x[1,17]">
            <text:p>x[1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0];&quot;,&quot;;[.B90];&quot;)&quot;)" office:value-type="string" office:string-value="(1,17)">
            <text:p>(1,17)</text:p>
          </table:table-cell>
          <table:table-cell table:style-name="ce9" table:formula="of:=SUMPRODUCT([.$A$3:.$A$122]=[.A90];[.$I$3:.$I$122])+SUMPRODUCT([.$A$3:.$A$122]=[.B90];[.$I$3:.$I$122])+SUMPRODUCT([.$B$3:.$B$122]=[.A90];[.$I$3:.$I$122])+SUMPRODUCT([.$B$3:.$B$122]=[.B9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4];1;FIND(&quot;,&quot;;[Entrada.A94])-1))" office:value-type="float" office:value="13">
            <text:p>13</text:p>
          </table:table-cell>
          <table:table-cell table:style-name="ce7" table:formula="of:=VALUE(MID([Entrada.A94];FIND(&quot;,&quot;;[Entrada.A94])+1;LEN([Entrada.A94])))" office:value-type="float" office:value="17">
            <text:p>17</text:p>
          </table:table-cell>
          <table:table-cell table:number-columns-repeated="5"/>
          <table:table-cell table:style-name="ce7" table:formula="of:=CONCATENATE(&quot;x[&quot;;[.A91];&quot;,&quot;;[.B91];&quot;]&quot;)" office:value-type="string" office:string-value="x[13,17]">
            <text:p>x[13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1];&quot;,&quot;;[.B91];&quot;)&quot;)" office:value-type="string" office:string-value="(13,17)">
            <text:p>(13,17)</text:p>
          </table:table-cell>
          <table:table-cell table:style-name="ce9" table:formula="of:=SUMPRODUCT([.$A$3:.$A$122]=[.A91];[.$I$3:.$I$122])+SUMPRODUCT([.$A$3:.$A$122]=[.B91];[.$I$3:.$I$122])+SUMPRODUCT([.$B$3:.$B$122]=[.A91];[.$I$3:.$I$122])+SUMPRODUCT([.$B$3:.$B$122]=[.B9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5];1;FIND(&quot;,&quot;;[Entrada.A95])-1))" office:value-type="float" office:value="3">
            <text:p>3</text:p>
          </table:table-cell>
          <table:table-cell table:style-name="ce7" table:formula="of:=VALUE(MID([Entrada.A95];FIND(&quot;,&quot;;[Entrada.A95])+1;LEN([Entrada.A95])))" office:value-type="float" office:value="7">
            <text:p>7</text:p>
          </table:table-cell>
          <table:table-cell table:number-columns-repeated="5"/>
          <table:table-cell table:style-name="ce7" table:formula="of:=CONCATENATE(&quot;x[&quot;;[.A92];&quot;,&quot;;[.B92];&quot;]&quot;)" office:value-type="string" office:string-value="x[3,7]">
            <text:p>x[3,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2];&quot;,&quot;;[.B92];&quot;)&quot;)" office:value-type="string" office:string-value="(3,7)">
            <text:p>(3,7)</text:p>
          </table:table-cell>
          <table:table-cell table:style-name="ce9" table:formula="of:=SUMPRODUCT([.$A$3:.$A$122]=[.A92];[.$I$3:.$I$122])+SUMPRODUCT([.$A$3:.$A$122]=[.B92];[.$I$3:.$I$122])+SUMPRODUCT([.$B$3:.$B$122]=[.A92];[.$I$3:.$I$122])+SUMPRODUCT([.$B$3:.$B$122]=[.B92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6];1;FIND(&quot;,&quot;;[Entrada.A96])-1))" office:value-type="float" office:value="1">
            <text:p>1</text:p>
          </table:table-cell>
          <table:table-cell table:style-name="ce7" table:formula="of:=VALUE(MID([Entrada.A96];FIND(&quot;,&quot;;[Entrada.A96])+1;LEN([Entrada.A96])))" office:value-type="float" office:value="11">
            <text:p>11</text:p>
          </table:table-cell>
          <table:table-cell table:number-columns-repeated="5"/>
          <table:table-cell table:style-name="ce7" table:formula="of:=CONCATENATE(&quot;x[&quot;;[.A93];&quot;,&quot;;[.B93];&quot;]&quot;)" office:value-type="string" office:string-value="x[1,11]">
            <text:p>x[1,11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3];&quot;,&quot;;[.B93];&quot;)&quot;)" office:value-type="string" office:string-value="(1,11)">
            <text:p>(1,11)</text:p>
          </table:table-cell>
          <table:table-cell table:style-name="ce9" table:formula="of:=SUMPRODUCT([.$A$3:.$A$122]=[.A93];[.$I$3:.$I$122])+SUMPRODUCT([.$A$3:.$A$122]=[.B93];[.$I$3:.$I$122])+SUMPRODUCT([.$B$3:.$B$122]=[.A93];[.$I$3:.$I$122])+SUMPRODUCT([.$B$3:.$B$122]=[.B9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7];1;FIND(&quot;,&quot;;[Entrada.A97])-1))" office:value-type="float" office:value="6">
            <text:p>6</text:p>
          </table:table-cell>
          <table:table-cell table:style-name="ce7" table:formula="of:=VALUE(MID([Entrada.A97];FIND(&quot;,&quot;;[Entrada.A97])+1;LEN([Entrada.A97])))" office:value-type="float" office:value="10">
            <text:p>10</text:p>
          </table:table-cell>
          <table:table-cell table:number-columns-repeated="5"/>
          <table:table-cell table:style-name="ce7" table:formula="of:=CONCATENATE(&quot;x[&quot;;[.A94];&quot;,&quot;;[.B94];&quot;]&quot;)" office:value-type="string" office:string-value="x[6,10]">
            <text:p>x[6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4];&quot;,&quot;;[.B94];&quot;)&quot;)" office:value-type="string" office:string-value="(6,10)">
            <text:p>(6,10)</text:p>
          </table:table-cell>
          <table:table-cell table:style-name="ce9" table:formula="of:=SUMPRODUCT([.$A$3:.$A$122]=[.A94];[.$I$3:.$I$122])+SUMPRODUCT([.$A$3:.$A$122]=[.B94];[.$I$3:.$I$122])+SUMPRODUCT([.$B$3:.$B$122]=[.A94];[.$I$3:.$I$122])+SUMPRODUCT([.$B$3:.$B$122]=[.B9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8];1;FIND(&quot;,&quot;;[Entrada.A98])-1))" office:value-type="float" office:value="8">
            <text:p>8</text:p>
          </table:table-cell>
          <table:table-cell table:style-name="ce7" table:formula="of:=VALUE(MID([Entrada.A98];FIND(&quot;,&quot;;[Entrada.A98])+1;LEN([Entrada.A98])))" office:value-type="float" office:value="15">
            <text:p>15</text:p>
          </table:table-cell>
          <table:table-cell table:number-columns-repeated="5"/>
          <table:table-cell table:style-name="ce7" table:formula="of:=CONCATENATE(&quot;x[&quot;;[.A95];&quot;,&quot;;[.B95];&quot;]&quot;)" office:value-type="string" office:string-value="x[8,15]">
            <text:p>x[8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5];&quot;,&quot;;[.B95];&quot;)&quot;)" office:value-type="string" office:string-value="(8,15)">
            <text:p>(8,15)</text:p>
          </table:table-cell>
          <table:table-cell table:style-name="ce9" table:formula="of:=SUMPRODUCT([.$A$3:.$A$122]=[.A95];[.$I$3:.$I$122])+SUMPRODUCT([.$A$3:.$A$122]=[.B95];[.$I$3:.$I$122])+SUMPRODUCT([.$B$3:.$B$122]=[.A95];[.$I$3:.$I$122])+SUMPRODUCT([.$B$3:.$B$122]=[.B95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99];1;FIND(&quot;,&quot;;[Entrada.A99])-1))" office:value-type="float" office:value="9">
            <text:p>9</text:p>
          </table:table-cell>
          <table:table-cell table:style-name="ce7" table:formula="of:=VALUE(MID([Entrada.A99];FIND(&quot;,&quot;;[Entrada.A99])+1;LEN([Entrada.A99])))" office:value-type="float" office:value="14">
            <text:p>14</text:p>
          </table:table-cell>
          <table:table-cell table:number-columns-repeated="5"/>
          <table:table-cell table:style-name="ce7" table:formula="of:=CONCATENATE(&quot;x[&quot;;[.A96];&quot;,&quot;;[.B96];&quot;]&quot;)" office:value-type="string" office:string-value="x[9,14]">
            <text:p>x[9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6];&quot;,&quot;;[.B96];&quot;)&quot;)" office:value-type="string" office:string-value="(9,14)">
            <text:p>(9,14)</text:p>
          </table:table-cell>
          <table:table-cell table:style-name="ce9" table:formula="of:=SUMPRODUCT([.$A$3:.$A$122]=[.A96];[.$I$3:.$I$122])+SUMPRODUCT([.$A$3:.$A$122]=[.B96];[.$I$3:.$I$122])+SUMPRODUCT([.$B$3:.$B$122]=[.A96];[.$I$3:.$I$122])+SUMPRODUCT([.$B$3:.$B$122]=[.B9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0];1;FIND(&quot;,&quot;;[Entrada.A100])-1))" office:value-type="float" office:value="9">
            <text:p>9</text:p>
          </table:table-cell>
          <table:table-cell table:style-name="ce7" table:formula="of:=VALUE(MID([Entrada.A100];FIND(&quot;,&quot;;[Entrada.A100])+1;LEN([Entrada.A100])))" office:value-type="float" office:value="16">
            <text:p>16</text:p>
          </table:table-cell>
          <table:table-cell table:number-columns-repeated="5"/>
          <table:table-cell table:style-name="ce7" table:formula="of:=CONCATENATE(&quot;x[&quot;;[.A97];&quot;,&quot;;[.B97];&quot;]&quot;)" office:value-type="string" office:string-value="x[9,16]">
            <text:p>x[9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7];&quot;,&quot;;[.B97];&quot;)&quot;)" office:value-type="string" office:string-value="(9,16)">
            <text:p>(9,16)</text:p>
          </table:table-cell>
          <table:table-cell table:style-name="ce9" table:formula="of:=SUMPRODUCT([.$A$3:.$A$122]=[.A97];[.$I$3:.$I$122])+SUMPRODUCT([.$A$3:.$A$122]=[.B97];[.$I$3:.$I$122])+SUMPRODUCT([.$B$3:.$B$122]=[.A97];[.$I$3:.$I$122])+SUMPRODUCT([.$B$3:.$B$122]=[.B9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1];1;FIND(&quot;,&quot;;[Entrada.A101])-1))" office:value-type="float" office:value="2">
            <text:p>2</text:p>
          </table:table-cell>
          <table:table-cell table:style-name="ce7" table:formula="of:=VALUE(MID([Entrada.A101];FIND(&quot;,&quot;;[Entrada.A101])+1;LEN([Entrada.A101])))" office:value-type="float" office:value="17">
            <text:p>17</text:p>
          </table:table-cell>
          <table:table-cell table:number-columns-repeated="5"/>
          <table:table-cell table:style-name="ce7" table:formula="of:=CONCATENATE(&quot;x[&quot;;[.A98];&quot;,&quot;;[.B98];&quot;]&quot;)" office:value-type="string" office:string-value="x[2,17]">
            <text:p>x[2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8];&quot;,&quot;;[.B98];&quot;)&quot;)" office:value-type="string" office:string-value="(2,17)">
            <text:p>(2,17)</text:p>
          </table:table-cell>
          <table:table-cell table:style-name="ce9" table:formula="of:=SUMPRODUCT([.$A$3:.$A$122]=[.A98];[.$I$3:.$I$122])+SUMPRODUCT([.$A$3:.$A$122]=[.B98];[.$I$3:.$I$122])+SUMPRODUCT([.$B$3:.$B$122]=[.A98];[.$I$3:.$I$122])+SUMPRODUCT([.$B$3:.$B$122]=[.B98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2];1;FIND(&quot;,&quot;;[Entrada.A102])-1))" office:value-type="float" office:value="3">
            <text:p>3</text:p>
          </table:table-cell>
          <table:table-cell table:style-name="ce7" table:formula="of:=VALUE(MID([Entrada.A102];FIND(&quot;,&quot;;[Entrada.A102])+1;LEN([Entrada.A102])))" office:value-type="float" office:value="12">
            <text:p>12</text:p>
          </table:table-cell>
          <table:table-cell table:number-columns-repeated="5"/>
          <table:table-cell table:style-name="ce7" table:formula="of:=CONCATENATE(&quot;x[&quot;;[.A99];&quot;,&quot;;[.B99];&quot;]&quot;)" office:value-type="string" office:string-value="x[3,12]">
            <text:p>x[3,1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99];&quot;,&quot;;[.B99];&quot;)&quot;)" office:value-type="string" office:string-value="(3,12)">
            <text:p>(3,12)</text:p>
          </table:table-cell>
          <table:table-cell table:style-name="ce9" table:formula="of:=SUMPRODUCT([.$A$3:.$A$122]=[.A99];[.$I$3:.$I$122])+SUMPRODUCT([.$A$3:.$A$122]=[.B99];[.$I$3:.$I$122])+SUMPRODUCT([.$B$3:.$B$122]=[.A99];[.$I$3:.$I$122])+SUMPRODUCT([.$B$3:.$B$122]=[.B99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3];1;FIND(&quot;,&quot;;[Entrada.A103])-1))" office:value-type="float" office:value="1">
            <text:p>1</text:p>
          </table:table-cell>
          <table:table-cell table:style-name="ce7" table:formula="of:=VALUE(MID([Entrada.A103];FIND(&quot;,&quot;;[Entrada.A103])+1;LEN([Entrada.A103])))" office:value-type="float" office:value="12">
            <text:p>12</text:p>
          </table:table-cell>
          <table:table-cell table:number-columns-repeated="5"/>
          <table:table-cell table:style-name="ce7" table:formula="of:=CONCATENATE(&quot;x[&quot;;[.A100];&quot;,&quot;;[.B100];&quot;]&quot;)" office:value-type="string" office:string-value="x[1,12]">
            <text:p>x[1,1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0];&quot;,&quot;;[.B100];&quot;)&quot;)" office:value-type="string" office:string-value="(1,12)">
            <text:p>(1,12)</text:p>
          </table:table-cell>
          <table:table-cell table:style-name="ce9" table:formula="of:=SUMPRODUCT([.$A$3:.$A$122]=[.A100];[.$I$3:.$I$122])+SUMPRODUCT([.$A$3:.$A$122]=[.B100];[.$I$3:.$I$122])+SUMPRODUCT([.$B$3:.$B$122]=[.A100];[.$I$3:.$I$122])+SUMPRODUCT([.$B$3:.$B$122]=[.B100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4];1;FIND(&quot;,&quot;;[Entrada.A104])-1))" office:value-type="float" office:value="4">
            <text:p>4</text:p>
          </table:table-cell>
          <table:table-cell table:style-name="ce7" table:formula="of:=VALUE(MID([Entrada.A104];FIND(&quot;,&quot;;[Entrada.A104])+1;LEN([Entrada.A104])))" office:value-type="float" office:value="15">
            <text:p>15</text:p>
          </table:table-cell>
          <table:table-cell table:number-columns-repeated="5"/>
          <table:table-cell table:style-name="ce7" table:formula="of:=CONCATENATE(&quot;x[&quot;;[.A101];&quot;,&quot;;[.B101];&quot;]&quot;)" office:value-type="string" office:string-value="x[4,15]">
            <text:p>x[4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1];&quot;,&quot;;[.B101];&quot;)&quot;)" office:value-type="string" office:string-value="(4,15)">
            <text:p>(4,15)</text:p>
          </table:table-cell>
          <table:table-cell table:style-name="ce9" table:formula="of:=SUMPRODUCT([.$A$3:.$A$122]=[.A101];[.$I$3:.$I$122])+SUMPRODUCT([.$A$3:.$A$122]=[.B101];[.$I$3:.$I$122])+SUMPRODUCT([.$B$3:.$B$122]=[.A101];[.$I$3:.$I$122])+SUMPRODUCT([.$B$3:.$B$122]=[.B101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5];1;FIND(&quot;,&quot;;[Entrada.A105])-1))" office:value-type="float" office:value="6">
            <text:p>6</text:p>
          </table:table-cell>
          <table:table-cell table:style-name="ce7" table:formula="of:=VALUE(MID([Entrada.A105];FIND(&quot;,&quot;;[Entrada.A105])+1;LEN([Entrada.A105])))" office:value-type="float" office:value="13">
            <text:p>13</text:p>
          </table:table-cell>
          <table:table-cell table:number-columns-repeated="5"/>
          <table:table-cell table:style-name="ce7" table:formula="of:=CONCATENATE(&quot;x[&quot;;[.A102];&quot;,&quot;;[.B102];&quot;]&quot;)" office:value-type="string" office:string-value="x[6,13]">
            <text:p>x[6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2];&quot;,&quot;;[.B102];&quot;)&quot;)" office:value-type="string" office:string-value="(6,13)">
            <text:p>(6,13)</text:p>
          </table:table-cell>
          <table:table-cell table:style-name="ce9" table:formula="of:=SUMPRODUCT([.$A$3:.$A$122]=[.A102];[.$I$3:.$I$122])+SUMPRODUCT([.$A$3:.$A$122]=[.B102];[.$I$3:.$I$122])+SUMPRODUCT([.$B$3:.$B$122]=[.A102];[.$I$3:.$I$122])+SUMPRODUCT([.$B$3:.$B$122]=[.B10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6];1;FIND(&quot;,&quot;;[Entrada.A106])-1))" office:value-type="float" office:value="7">
            <text:p>7</text:p>
          </table:table-cell>
          <table:table-cell table:style-name="ce7" table:formula="of:=VALUE(MID([Entrada.A106];FIND(&quot;,&quot;;[Entrada.A106])+1;LEN([Entrada.A106])))" office:value-type="float" office:value="8">
            <text:p>8</text:p>
          </table:table-cell>
          <table:table-cell table:number-columns-repeated="5"/>
          <table:table-cell table:style-name="ce7" table:formula="of:=CONCATENATE(&quot;x[&quot;;[.A103];&quot;,&quot;;[.B103];&quot;]&quot;)" office:value-type="string" office:string-value="x[7,8]">
            <text:p>x[7,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3];&quot;,&quot;;[.B103];&quot;)&quot;)" office:value-type="string" office:string-value="(7,8)">
            <text:p>(7,8)</text:p>
          </table:table-cell>
          <table:table-cell table:style-name="ce9" table:formula="of:=SUMPRODUCT([.$A$3:.$A$122]=[.A103];[.$I$3:.$I$122])+SUMPRODUCT([.$A$3:.$A$122]=[.B103];[.$I$3:.$I$122])+SUMPRODUCT([.$B$3:.$B$122]=[.A103];[.$I$3:.$I$122])+SUMPRODUCT([.$B$3:.$B$122]=[.B103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7];1;FIND(&quot;,&quot;;[Entrada.A107])-1))" office:value-type="float" office:value="1">
            <text:p>1</text:p>
          </table:table-cell>
          <table:table-cell table:style-name="ce7" table:formula="of:=VALUE(MID([Entrada.A107];FIND(&quot;,&quot;;[Entrada.A107])+1;LEN([Entrada.A107])))" office:value-type="float" office:value="5">
            <text:p>5</text:p>
          </table:table-cell>
          <table:table-cell table:number-columns-repeated="5"/>
          <table:table-cell table:style-name="ce7" table:formula="of:=CONCATENATE(&quot;x[&quot;;[.A104];&quot;,&quot;;[.B104];&quot;]&quot;)" office:value-type="string" office:string-value="x[1,5]">
            <text:p>x[1,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4];&quot;,&quot;;[.B104];&quot;)&quot;)" office:value-type="string" office:string-value="(1,5)">
            <text:p>(1,5)</text:p>
          </table:table-cell>
          <table:table-cell table:style-name="ce9" table:formula="of:=SUMPRODUCT([.$A$3:.$A$122]=[.A104];[.$I$3:.$I$122])+SUMPRODUCT([.$A$3:.$A$122]=[.B104];[.$I$3:.$I$122])+SUMPRODUCT([.$B$3:.$B$122]=[.A104];[.$I$3:.$I$122])+SUMPRODUCT([.$B$3:.$B$122]=[.B10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8];1;FIND(&quot;,&quot;;[Entrada.A108])-1))" office:value-type="float" office:value="7">
            <text:p>7</text:p>
          </table:table-cell>
          <table:table-cell table:style-name="ce7" table:formula="of:=VALUE(MID([Entrada.A108];FIND(&quot;,&quot;;[Entrada.A108])+1;LEN([Entrada.A108])))" office:value-type="float" office:value="20">
            <text:p>20</text:p>
          </table:table-cell>
          <table:table-cell table:number-columns-repeated="5"/>
          <table:table-cell table:style-name="ce7" table:formula="of:=CONCATENATE(&quot;x[&quot;;[.A105];&quot;,&quot;;[.B105];&quot;]&quot;)" office:value-type="string" office:string-value="x[7,20]">
            <text:p>x[7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5];&quot;,&quot;;[.B105];&quot;)&quot;)" office:value-type="string" office:string-value="(7,20)">
            <text:p>(7,20)</text:p>
          </table:table-cell>
          <table:table-cell table:style-name="ce9" table:formula="of:=SUMPRODUCT([.$A$3:.$A$122]=[.A105];[.$I$3:.$I$122])+SUMPRODUCT([.$A$3:.$A$122]=[.B105];[.$I$3:.$I$122])+SUMPRODUCT([.$B$3:.$B$122]=[.A105];[.$I$3:.$I$122])+SUMPRODUCT([.$B$3:.$B$122]=[.B105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09];1;FIND(&quot;,&quot;;[Entrada.A109])-1))" office:value-type="float" office:value="8">
            <text:p>8</text:p>
          </table:table-cell>
          <table:table-cell table:style-name="ce7" table:formula="of:=VALUE(MID([Entrada.A109];FIND(&quot;,&quot;;[Entrada.A109])+1;LEN([Entrada.A109])))" office:value-type="float" office:value="10">
            <text:p>10</text:p>
          </table:table-cell>
          <table:table-cell table:number-columns-repeated="5"/>
          <table:table-cell table:style-name="ce7" table:formula="of:=CONCATENATE(&quot;x[&quot;;[.A106];&quot;,&quot;;[.B106];&quot;]&quot;)" office:value-type="string" office:string-value="x[8,10]">
            <text:p>x[8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6];&quot;,&quot;;[.B106];&quot;)&quot;)" office:value-type="string" office:string-value="(8,10)">
            <text:p>(8,10)</text:p>
          </table:table-cell>
          <table:table-cell table:style-name="ce9" table:formula="of:=SUMPRODUCT([.$A$3:.$A$122]=[.A106];[.$I$3:.$I$122])+SUMPRODUCT([.$A$3:.$A$122]=[.B106];[.$I$3:.$I$122])+SUMPRODUCT([.$B$3:.$B$122]=[.A106];[.$I$3:.$I$122])+SUMPRODUCT([.$B$3:.$B$122]=[.B106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0];1;FIND(&quot;,&quot;;[Entrada.A110])-1))" office:value-type="float" office:value="9">
            <text:p>9</text:p>
          </table:table-cell>
          <table:table-cell table:style-name="ce7" table:formula="of:=VALUE(MID([Entrada.A110];FIND(&quot;,&quot;;[Entrada.A110])+1;LEN([Entrada.A110])))" office:value-type="float" office:value="11">
            <text:p>11</text:p>
          </table:table-cell>
          <table:table-cell table:number-columns-repeated="5"/>
          <table:table-cell table:style-name="ce7" table:formula="of:=CONCATENATE(&quot;x[&quot;;[.A107];&quot;,&quot;;[.B107];&quot;]&quot;)" office:value-type="string" office:string-value="x[9,11]">
            <text:p>x[9,11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7];&quot;,&quot;;[.B107];&quot;)&quot;)" office:value-type="string" office:string-value="(9,11)">
            <text:p>(9,11)</text:p>
          </table:table-cell>
          <table:table-cell table:style-name="ce9" table:formula="of:=SUMPRODUCT([.$A$3:.$A$122]=[.A107];[.$I$3:.$I$122])+SUMPRODUCT([.$A$3:.$A$122]=[.B107];[.$I$3:.$I$122])+SUMPRODUCT([.$B$3:.$B$122]=[.A107];[.$I$3:.$I$122])+SUMPRODUCT([.$B$3:.$B$122]=[.B10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1];1;FIND(&quot;,&quot;;[Entrada.A111])-1))" office:value-type="float" office:value="8">
            <text:p>8</text:p>
          </table:table-cell>
          <table:table-cell table:style-name="ce7" table:formula="of:=VALUE(MID([Entrada.A111];FIND(&quot;,&quot;;[Entrada.A111])+1;LEN([Entrada.A111])))" office:value-type="float" office:value="16">
            <text:p>16</text:p>
          </table:table-cell>
          <table:table-cell table:number-columns-repeated="5"/>
          <table:table-cell table:style-name="ce7" table:formula="of:=CONCATENATE(&quot;x[&quot;;[.A108];&quot;,&quot;;[.B108];&quot;]&quot;)" office:value-type="string" office:string-value="x[8,16]">
            <text:p>x[8,16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8];&quot;,&quot;;[.B108];&quot;)&quot;)" office:value-type="string" office:string-value="(8,16)">
            <text:p>(8,16)</text:p>
          </table:table-cell>
          <table:table-cell table:style-name="ce9" table:formula="of:=SUMPRODUCT([.$A$3:.$A$122]=[.A108];[.$I$3:.$I$122])+SUMPRODUCT([.$A$3:.$A$122]=[.B108];[.$I$3:.$I$122])+SUMPRODUCT([.$B$3:.$B$122]=[.A108];[.$I$3:.$I$122])+SUMPRODUCT([.$B$3:.$B$122]=[.B10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2];1;FIND(&quot;,&quot;;[Entrada.A112])-1))" office:value-type="float" office:value="11">
            <text:p>11</text:p>
          </table:table-cell>
          <table:table-cell table:style-name="ce7" table:formula="of:=VALUE(MID([Entrada.A112];FIND(&quot;,&quot;;[Entrada.A112])+1;LEN([Entrada.A112])))" office:value-type="float" office:value="13">
            <text:p>13</text:p>
          </table:table-cell>
          <table:table-cell table:number-columns-repeated="5"/>
          <table:table-cell table:style-name="ce7" table:formula="of:=CONCATENATE(&quot;x[&quot;;[.A109];&quot;,&quot;;[.B109];&quot;]&quot;)" office:value-type="string" office:string-value="x[11,13]">
            <text:p>x[11,13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09];&quot;,&quot;;[.B109];&quot;)&quot;)" office:value-type="string" office:string-value="(11,13)">
            <text:p>(11,13)</text:p>
          </table:table-cell>
          <table:table-cell table:style-name="ce9" table:formula="of:=SUMPRODUCT([.$A$3:.$A$122]=[.A109];[.$I$3:.$I$122])+SUMPRODUCT([.$A$3:.$A$122]=[.B109];[.$I$3:.$I$122])+SUMPRODUCT([.$B$3:.$B$122]=[.A109];[.$I$3:.$I$122])+SUMPRODUCT([.$B$3:.$B$122]=[.B109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3];1;FIND(&quot;,&quot;;[Entrada.A113])-1))" office:value-type="float" office:value="12">
            <text:p>12</text:p>
          </table:table-cell>
          <table:table-cell table:style-name="ce7" table:formula="of:=VALUE(MID([Entrada.A113];FIND(&quot;,&quot;;[Entrada.A113])+1;LEN([Entrada.A113])))" office:value-type="float" office:value="14">
            <text:p>14</text:p>
          </table:table-cell>
          <table:table-cell table:number-columns-repeated="5"/>
          <table:table-cell table:style-name="ce7" table:formula="of:=CONCATENATE(&quot;x[&quot;;[.A110];&quot;,&quot;;[.B110];&quot;]&quot;)" office:value-type="string" office:string-value="x[12,14]">
            <text:p>x[12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0];&quot;,&quot;;[.B110];&quot;)&quot;)" office:value-type="string" office:string-value="(12,14)">
            <text:p>(12,14)</text:p>
          </table:table-cell>
          <table:table-cell table:style-name="ce9" table:formula="of:=SUMPRODUCT([.$A$3:.$A$122]=[.A110];[.$I$3:.$I$122])+SUMPRODUCT([.$A$3:.$A$122]=[.B110];[.$I$3:.$I$122])+SUMPRODUCT([.$B$3:.$B$122]=[.A110];[.$I$3:.$I$122])+SUMPRODUCT([.$B$3:.$B$122]=[.B110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4];1;FIND(&quot;,&quot;;[Entrada.A114])-1))" office:value-type="float" office:value="13">
            <text:p>13</text:p>
          </table:table-cell>
          <table:table-cell table:style-name="ce7" table:formula="of:=VALUE(MID([Entrada.A114];FIND(&quot;,&quot;;[Entrada.A114])+1;LEN([Entrada.A114])))" office:value-type="float" office:value="15">
            <text:p>15</text:p>
          </table:table-cell>
          <table:table-cell table:number-columns-repeated="5"/>
          <table:table-cell table:style-name="ce7" table:formula="of:=CONCATENATE(&quot;x[&quot;;[.A111];&quot;,&quot;;[.B111];&quot;]&quot;)" office:value-type="string" office:string-value="x[13,15]">
            <text:p>x[13,15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1];&quot;,&quot;;[.B111];&quot;)&quot;)" office:value-type="string" office:string-value="(13,15)">
            <text:p>(13,15)</text:p>
          </table:table-cell>
          <table:table-cell table:style-name="ce9" table:formula="of:=SUMPRODUCT([.$A$3:.$A$122]=[.A111];[.$I$3:.$I$122])+SUMPRODUCT([.$A$3:.$A$122]=[.B111];[.$I$3:.$I$122])+SUMPRODUCT([.$B$3:.$B$122]=[.A111];[.$I$3:.$I$122])+SUMPRODUCT([.$B$3:.$B$122]=[.B111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5];1;FIND(&quot;,&quot;;[Entrada.A115])-1))" office:value-type="float" office:value="1">
            <text:p>1</text:p>
          </table:table-cell>
          <table:table-cell table:style-name="ce7" table:formula="of:=VALUE(MID([Entrada.A115];FIND(&quot;,&quot;;[Entrada.A115])+1;LEN([Entrada.A115])))" office:value-type="float" office:value="9">
            <text:p>9</text:p>
          </table:table-cell>
          <table:table-cell table:number-columns-repeated="5"/>
          <table:table-cell table:style-name="ce7" table:formula="of:=CONCATENATE(&quot;x[&quot;;[.A112];&quot;,&quot;;[.B112];&quot;]&quot;)" office:value-type="string" office:string-value="x[1,9]">
            <text:p>x[1,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2];&quot;,&quot;;[.B112];&quot;)&quot;)" office:value-type="string" office:string-value="(1,9)">
            <text:p>(1,9)</text:p>
          </table:table-cell>
          <table:table-cell table:style-name="ce9" table:formula="of:=SUMPRODUCT([.$A$3:.$A$122]=[.A112];[.$I$3:.$I$122])+SUMPRODUCT([.$A$3:.$A$122]=[.B112];[.$I$3:.$I$122])+SUMPRODUCT([.$B$3:.$B$122]=[.A112];[.$I$3:.$I$122])+SUMPRODUCT([.$B$3:.$B$122]=[.B11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6];1;FIND(&quot;,&quot;;[Entrada.A116])-1))" office:value-type="float" office:value="6">
            <text:p>6</text:p>
          </table:table-cell>
          <table:table-cell table:style-name="ce7" table:formula="of:=VALUE(MID([Entrada.A116];FIND(&quot;,&quot;;[Entrada.A116])+1;LEN([Entrada.A116])))" office:value-type="float" office:value="8">
            <text:p>8</text:p>
          </table:table-cell>
          <table:table-cell table:number-columns-repeated="5"/>
          <table:table-cell table:style-name="ce7" table:formula="of:=CONCATENATE(&quot;x[&quot;;[.A113];&quot;,&quot;;[.B113];&quot;]&quot;)" office:value-type="string" office:string-value="x[6,8]">
            <text:p>x[6,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3];&quot;,&quot;;[.B113];&quot;)&quot;)" office:value-type="string" office:string-value="(6,8)">
            <text:p>(6,8)</text:p>
          </table:table-cell>
          <table:table-cell table:style-name="ce9" table:formula="of:=SUMPRODUCT([.$A$3:.$A$122]=[.A113];[.$I$3:.$I$122])+SUMPRODUCT([.$A$3:.$A$122]=[.B113];[.$I$3:.$I$122])+SUMPRODUCT([.$B$3:.$B$122]=[.A113];[.$I$3:.$I$122])+SUMPRODUCT([.$B$3:.$B$122]=[.B113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7];1;FIND(&quot;,&quot;;[Entrada.A117])-1))" office:value-type="float" office:value="10">
            <text:p>10</text:p>
          </table:table-cell>
          <table:table-cell table:style-name="ce7" table:formula="of:=VALUE(MID([Entrada.A117];FIND(&quot;,&quot;;[Entrada.A117])+1;LEN([Entrada.A117])))" office:value-type="float" office:value="11">
            <text:p>11</text:p>
          </table:table-cell>
          <table:table-cell table:number-columns-repeated="5"/>
          <table:table-cell table:style-name="ce7" table:formula="of:=CONCATENATE(&quot;x[&quot;;[.A114];&quot;,&quot;;[.B114];&quot;]&quot;)" office:value-type="string" office:string-value="x[10,11]">
            <text:p>x[10,11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4];&quot;,&quot;;[.B114];&quot;)&quot;)" office:value-type="string" office:string-value="(10,11)">
            <text:p>(10,11)</text:p>
          </table:table-cell>
          <table:table-cell table:style-name="ce9" table:formula="of:=SUMPRODUCT([.$A$3:.$A$122]=[.A114];[.$I$3:.$I$122])+SUMPRODUCT([.$A$3:.$A$122]=[.B114];[.$I$3:.$I$122])+SUMPRODUCT([.$B$3:.$B$122]=[.A114];[.$I$3:.$I$122])+SUMPRODUCT([.$B$3:.$B$122]=[.B114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8];1;FIND(&quot;,&quot;;[Entrada.A118])-1))" office:value-type="float" office:value="3">
            <text:p>3</text:p>
          </table:table-cell>
          <table:table-cell table:style-name="ce7" table:formula="of:=VALUE(MID([Entrada.A118];FIND(&quot;,&quot;;[Entrada.A118])+1;LEN([Entrada.A118])))" office:value-type="float" office:value="14">
            <text:p>14</text:p>
          </table:table-cell>
          <table:table-cell table:number-columns-repeated="5"/>
          <table:table-cell table:style-name="ce7" table:formula="of:=CONCATENATE(&quot;x[&quot;;[.A115];&quot;,&quot;;[.B115];&quot;]&quot;)" office:value-type="string" office:string-value="x[3,14]">
            <text:p>x[3,14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5];&quot;,&quot;;[.B115];&quot;)&quot;)" office:value-type="string" office:string-value="(3,14)">
            <text:p>(3,14)</text:p>
          </table:table-cell>
          <table:table-cell table:style-name="ce9" table:formula="of:=SUMPRODUCT([.$A$3:.$A$122]=[.A115];[.$I$3:.$I$122])+SUMPRODUCT([.$A$3:.$A$122]=[.B115];[.$I$3:.$I$122])+SUMPRODUCT([.$B$3:.$B$122]=[.A115];[.$I$3:.$I$122])+SUMPRODUCT([.$B$3:.$B$122]=[.B115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19];1;FIND(&quot;,&quot;;[Entrada.A119])-1))" office:value-type="float" office:value="1">
            <text:p>1</text:p>
          </table:table-cell>
          <table:table-cell table:style-name="ce7" table:formula="of:=VALUE(MID([Entrada.A119];FIND(&quot;,&quot;;[Entrada.A119])+1;LEN([Entrada.A119])))" office:value-type="float" office:value="2">
            <text:p>2</text:p>
          </table:table-cell>
          <table:table-cell table:number-columns-repeated="5"/>
          <table:table-cell table:style-name="ce7" table:formula="of:=CONCATENATE(&quot;x[&quot;;[.A116];&quot;,&quot;;[.B116];&quot;]&quot;)" office:value-type="string" office:string-value="x[1,2]">
            <text:p>x[1,2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6];&quot;,&quot;;[.B116];&quot;)&quot;)" office:value-type="string" office:string-value="(1,2)">
            <text:p>(1,2)</text:p>
          </table:table-cell>
          <table:table-cell table:style-name="ce9" table:formula="of:=SUMPRODUCT([.$A$3:.$A$122]=[.A116];[.$I$3:.$I$122])+SUMPRODUCT([.$A$3:.$A$122]=[.B116];[.$I$3:.$I$122])+SUMPRODUCT([.$B$3:.$B$122]=[.A116];[.$I$3:.$I$122])+SUMPRODUCT([.$B$3:.$B$122]=[.B116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0];1;FIND(&quot;,&quot;;[Entrada.A120])-1))" office:value-type="float" office:value="4">
            <text:p>4</text:p>
          </table:table-cell>
          <table:table-cell table:style-name="ce7" table:formula="of:=VALUE(MID([Entrada.A120];FIND(&quot;,&quot;;[Entrada.A120])+1;LEN([Entrada.A120])))" office:value-type="float" office:value="9">
            <text:p>9</text:p>
          </table:table-cell>
          <table:table-cell table:number-columns-repeated="5"/>
          <table:table-cell table:style-name="ce7" table:formula="of:=CONCATENATE(&quot;x[&quot;;[.A117];&quot;,&quot;;[.B117];&quot;]&quot;)" office:value-type="string" office:string-value="x[4,9]">
            <text:p>x[4,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7];&quot;,&quot;;[.B117];&quot;)&quot;)" office:value-type="string" office:string-value="(4,9)">
            <text:p>(4,9)</text:p>
          </table:table-cell>
          <table:table-cell table:style-name="ce9" table:formula="of:=SUMPRODUCT([.$A$3:.$A$122]=[.A117];[.$I$3:.$I$122])+SUMPRODUCT([.$A$3:.$A$122]=[.B117];[.$I$3:.$I$122])+SUMPRODUCT([.$B$3:.$B$122]=[.A117];[.$I$3:.$I$122])+SUMPRODUCT([.$B$3:.$B$122]=[.B117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1];1;FIND(&quot;,&quot;;[Entrada.A121])-1))" office:value-type="float" office:value="3">
            <text:p>3</text:p>
          </table:table-cell>
          <table:table-cell table:style-name="ce7" table:formula="of:=VALUE(MID([Entrada.A121];FIND(&quot;,&quot;;[Entrada.A121])+1;LEN([Entrada.A121])))" office:value-type="float" office:value="20">
            <text:p>20</text:p>
          </table:table-cell>
          <table:table-cell table:number-columns-repeated="5"/>
          <table:table-cell table:style-name="ce7" table:formula="of:=CONCATENATE(&quot;x[&quot;;[.A118];&quot;,&quot;;[.B118];&quot;]&quot;)" office:value-type="string" office:string-value="x[3,20]">
            <text:p>x[3,2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8];&quot;,&quot;;[.B118];&quot;)&quot;)" office:value-type="string" office:string-value="(3,20)">
            <text:p>(3,20)</text:p>
          </table:table-cell>
          <table:table-cell table:style-name="ce9" table:formula="of:=SUMPRODUCT([.$A$3:.$A$122]=[.A118];[.$I$3:.$I$122])+SUMPRODUCT([.$A$3:.$A$122]=[.B118];[.$I$3:.$I$122])+SUMPRODUCT([.$B$3:.$B$122]=[.A118];[.$I$3:.$I$122])+SUMPRODUCT([.$B$3:.$B$122]=[.B118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2];1;FIND(&quot;,&quot;;[Entrada.A122])-1))" office:value-type="float" office:value="7">
            <text:p>7</text:p>
          </table:table-cell>
          <table:table-cell table:style-name="ce7" table:formula="of:=VALUE(MID([Entrada.A122];FIND(&quot;,&quot;;[Entrada.A122])+1;LEN([Entrada.A122])))" office:value-type="float" office:value="10">
            <text:p>10</text:p>
          </table:table-cell>
          <table:table-cell table:number-columns-repeated="5"/>
          <table:table-cell table:style-name="ce7" table:formula="of:=CONCATENATE(&quot;x[&quot;;[.A119];&quot;,&quot;;[.B119];&quot;]&quot;)" office:value-type="string" office:string-value="x[7,10]">
            <text:p>x[7,10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19];&quot;,&quot;;[.B119];&quot;)&quot;)" office:value-type="string" office:string-value="(7,10)">
            <text:p>(7,10)</text:p>
          </table:table-cell>
          <table:table-cell table:style-name="ce9" table:formula="of:=SUMPRODUCT([.$A$3:.$A$122]=[.A119];[.$I$3:.$I$122])+SUMPRODUCT([.$A$3:.$A$122]=[.B119];[.$I$3:.$I$122])+SUMPRODUCT([.$B$3:.$B$122]=[.A119];[.$I$3:.$I$122])+SUMPRODUCT([.$B$3:.$B$122]=[.B119];[.$I$3:.$I$122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3];1;FIND(&quot;,&quot;;[Entrada.A123])-1))" office:value-type="float" office:value="16">
            <text:p>16</text:p>
          </table:table-cell>
          <table:table-cell table:style-name="ce7" table:formula="of:=VALUE(MID([Entrada.A123];FIND(&quot;,&quot;;[Entrada.A123])+1;LEN([Entrada.A123])))" office:value-type="float" office:value="18">
            <text:p>18</text:p>
          </table:table-cell>
          <table:table-cell table:number-columns-repeated="5"/>
          <table:table-cell table:style-name="ce7" table:formula="of:=CONCATENATE(&quot;x[&quot;;[.A120];&quot;,&quot;;[.B120];&quot;]&quot;)" office:value-type="string" office:string-value="x[16,18]">
            <text:p>x[16,18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20];&quot;,&quot;;[.B120];&quot;)&quot;)" office:value-type="string" office:string-value="(16,18)">
            <text:p>(16,18)</text:p>
          </table:table-cell>
          <table:table-cell table:style-name="ce9" table:formula="of:=SUMPRODUCT([.$A$3:.$A$122]=[.A120];[.$I$3:.$I$122])+SUMPRODUCT([.$A$3:.$A$122]=[.B120];[.$I$3:.$I$122])+SUMPRODUCT([.$B$3:.$B$122]=[.A120];[.$I$3:.$I$122])+SUMPRODUCT([.$B$3:.$B$122]=[.B120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4];1;FIND(&quot;,&quot;;[Entrada.A124])-1))" office:value-type="float" office:value="17">
            <text:p>17</text:p>
          </table:table-cell>
          <table:table-cell table:style-name="ce7" table:formula="of:=VALUE(MID([Entrada.A124];FIND(&quot;,&quot;;[Entrada.A124])+1;LEN([Entrada.A124])))" office:value-type="float" office:value="19">
            <text:p>19</text:p>
          </table:table-cell>
          <table:table-cell table:number-columns-repeated="5"/>
          <table:table-cell table:style-name="ce7" table:formula="of:=CONCATENATE(&quot;x[&quot;;[.A121];&quot;,&quot;;[.B121];&quot;]&quot;)" office:value-type="string" office:string-value="x[17,19]">
            <text:p>x[17,19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21];&quot;,&quot;;[.B121];&quot;)&quot;)" office:value-type="string" office:string-value="(17,19)">
            <text:p>(17,19)</text:p>
          </table:table-cell>
          <table:table-cell table:style-name="ce9" table:formula="of:=SUMPRODUCT([.$A$3:.$A$122]=[.A121];[.$I$3:.$I$122])+SUMPRODUCT([.$A$3:.$A$122]=[.B121];[.$I$3:.$I$122])+SUMPRODUCT([.$B$3:.$B$122]=[.A121];[.$I$3:.$I$122])+SUMPRODUCT([.$B$3:.$B$122]=[.B121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125];1;FIND(&quot;,&quot;;[Entrada.A125])-1))" office:value-type="float" office:value="11">
            <text:p>11</text:p>
          </table:table-cell>
          <table:table-cell table:style-name="ce7" table:formula="of:=VALUE(MID([Entrada.A125];FIND(&quot;,&quot;;[Entrada.A125])+1;LEN([Entrada.A125])))" office:value-type="float" office:value="17">
            <text:p>17</text:p>
          </table:table-cell>
          <table:table-cell table:number-columns-repeated="5"/>
          <table:table-cell table:style-name="ce7" table:formula="of:=CONCATENATE(&quot;x[&quot;;[.A122];&quot;,&quot;;[.B122];&quot;]&quot;)" office:value-type="string" office:string-value="x[11,17]">
            <text:p>x[11,17]</text:p>
          </table:table-cell>
          <table:table-cell table:style-name="ce7" office:value-type="float" office:value="0">
            <text:p>0</text:p>
          </table:table-cell>
          <table:table-cell table:number-columns-repeated="8"/>
          <table:table-cell table:style-name="ce15" table:formula="of:=CONCATENATE(&quot;(&quot;;[.A122];&quot;,&quot;;[.B122];&quot;)&quot;)" office:value-type="string" office:string-value="(11,17)">
            <text:p>(11,17)</text:p>
          </table:table-cell>
          <table:table-cell table:style-name="ce9" table:formula="of:=SUMPRODUCT([.$A$3:.$A$122]=[.A122];[.$I$3:.$I$122])+SUMPRODUCT([.$A$3:.$A$122]=[.B122];[.$I$3:.$I$122])+SUMPRODUCT([.$B$3:.$B$122]=[.A122];[.$I$3:.$I$122])+SUMPRODUCT([.$B$3:.$B$122]=[.B122];[.$I$3:.$I$122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ce19"/>
        <table:table-row table:style-name="ro1">
          <table:table-cell table:formula="of:=[Solucao.W2]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4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4:51:02</dc:date>
    <dc:creator>Alberto Oliveira</dc:creator>
    <meta:editing-duration>PT1H2M18S</meta:editing-duration>
    <meta:editing-cycles>9</meta:editing-cycles>
    <meta:generator>OpenOffice.org/3.3$Linux OpenOffice.org_project/330m20$Build-9567</meta:generator>
    <meta:document-statistic meta:table-count="3" meta:cell-count="1329" meta:object-count="0"/>
  </office:meta>
</office:document-meta>
</file>